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7.003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19.73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503cm"/>
    </style:style>
    <style:style style:name="co1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 style:data-style-name="N81"/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2"/>
    <style:style style:name="ce29" style:family="table-cell" style:parent-style-name="Default" style:data-style-name="N0"/>
    <style:style style:name="ce30" style:family="table-cell" style:parent-style-name="Default" style:data-style-name="N11"/>
    <style:style style:name="ce31" style:family="table-cell" style:parent-style-name="Default" style:data-style-name="N11">
      <style:table-cell-properties fo:background-color="#ffff00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-Widerstand" table:style-name="ta1">
        <table:table-column table:style-name="co1" table:default-cell-style-name="ce23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2" office:value-type="string" calcext:value-type="string">
            <text:p>Lfn</text:p>
          </table:table-cell>
          <table:table-cell table:style-name="ce24" office:value-type="string" calcext:value-type="string">
            <text:p>Bezeichnung</text:p>
          </table:table-cell>
          <table:table-cell table:style-name="ce24" office:value-type="string" calcext:value-type="string">
            <text:p>Widerstand</text:p>
          </table:table-cell>
          <table:table-cell table:style-name="ce24" office:value-type="string" calcext:value-type="string">
            <text:p>Genauigkeit</text:p>
          </table:table-cell>
          <table:table-cell table:style-name="ce24" office:value-type="string" calcext:value-type="string">
            <text:p>Filament</text:p>
          </table:table-cell>
          <table:table-cell table:style-name="ce24" office:value-type="string" calcext:value-type="string">
            <text:p>Messbereich</text:p>
          </table:table-cell>
          <table:table-cell table:style-name="ce24" office:value-type="string" calcext:value-type="string">
            <text:p>Messkurve</text:p>
          </table:table-cell>
          <table:table-cell table:style-name="ce22" office:value-type="string" calcext:value-type="string">
            <text:p>Vcc,min</text:p>
          </table:table-cell>
          <table:table-cell table:style-name="ce22" office:value-type="string" calcext:value-type="string">
            <text:p>Vcc,max</text:p>
          </table:table-cell>
          <table:table-cell table:style-name="ce24" office:value-type="string" calcext:value-type="string">
            <text:p>Spannung</text:p>
          </table:table-cell>
          <table:table-cell table:style-name="ce24" office:value-type="string" calcext:value-type="string">
            <text:p>Fehler Filament</text:p>
          </table:table-cell>
          <table:table-cell table:style-name="ce24" office:value-type="string" calcext:value-type="string">
            <text:p>Fehler Kalibrierung</text:p>
          </table:table-cell>
          <table:table-cell table:style-name="ce24" office:value-type="string" calcext:value-type="string">
            <text:p>EDW.-N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G-M/-MP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 vergoldet, -MP Pt/Rh (90/10)</text:p>
          </table:table-cell>
          <table:table-cell office:value-type="string" calcext:value-type="string">
            <text:p>100 to 1 x 10-3 mbar</text:p>
          </table:table-cell>
          <table:table-cell table:style-name="ce26" office:value-type="string" calcext:value-type="string">
            <text:p>siehe Tabellenblatt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021-71-000, D021-72-000, D021-75-000, D021-76-000, D021-82-000, D021-85-000, D021-86-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G-L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 vergoldet, -MP Pt/Rh (90/10)</text:p>
          </table:table-cell>
          <table:table-cell office:value-type="string" calcext:value-type="string">
            <text:p>10 to 1 x 10-4 mbar</text:p>
          </table:table-cell>
          <table:table-cell table:style-name="ce26" office:value-type="string" calcext:value-type="string">
            <text:p>siehe Tabellenblatt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021-73-000, D021-74-000, D021-77-000, D021-78-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G100-XM</text:p>
          </table:table-cell>
          <table:table-cell office:value-type="float" office:value="36000" calcext:value-type="float">
            <text:p>36000</text:p>
          </table:table-cell>
          <table:table-cell/>
          <table:table-cell office:value-type="string" calcext:value-type="string">
            <text:p>W/Rh</text:p>
          </table:table-cell>
          <table:table-cell office:value-type="string" calcext:value-type="string">
            <text:p>10-3 to 1000 mbar</text:p>
          </table:table-cell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026-01-000, D026-02-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G100-XLC</text:p>
          </table:table-cell>
          <table:table-cell office:value-type="float" office:value="43000" calcext:value-type="float">
            <text:p>43000</text:p>
          </table:table-cell>
          <table:table-cell/>
          <table:table-cell office:value-type="string" calcext:value-type="string">
            <text:p>Pt/Ir</text:p>
          </table:table-cell>
          <table:table-cell office:value-type="string" calcext:value-type="string">
            <text:p>10-4 to 1000 mbar</text:p>
          </table:table-cell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026-03-000, D026-04-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GX-LT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 to 1 x 10 -4 mbar</text:p>
          </table:table-cell>
          <table:table-cell/>
          <table:table-cell office:value-type="string" calcext:value-type="string">
            <text:p>14.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G200-XM/-XMP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(2.6) - 9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G200-XLC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– 9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G200-M/-MP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style-name="ce26" office:value-type="string" calcext:value-type="string">
            <text:p>siehe Tabellenblat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 – 10.0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G200-LC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style-name="ce26" office:value-type="string" calcext:value-type="string">
            <text:p>siehe Tabellenblat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 – 10.0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G200-M-O/-MP-O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 - 8.5 </text:p>
          </table:table-cell>
          <table:table-cell table:number-columns-repeated="2" office:value-type="string" calcext:value-type="string">
            <text:p>0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G200-LC-O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 - 8.5 </text:p>
          </table:table-cell>
          <table:table-cell table:number-columns-repeated="2" office:value-type="string" calcext:value-type="string">
            <text:p>0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G200-M-G/-MP-G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- 10.0 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G200-LC-G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- 10.0 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G200-M-Q/-MP-Q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573 – 8.875</text:p>
          </table:table-cell>
          <table:table-cell table:number-columns-repeated="2" office:value-type="string" calcext:value-type="string">
            <text:p>9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G200-LC-Q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875 - 8.875 </text:p>
          </table:table-cell>
          <table:table-cell table:number-columns-repeated="2" office:value-type="string" calcext:value-type="string">
            <text:p>9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IM-PL</text:p>
          </table:table-cell>
          <table:table-cell table:number-columns-repeated="5"/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IM-S/_S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1 x 10-8 bis 1 x 10-2 mbar</text:p>
          </table:table-cell>
          <table:table-cell table:style-name="ce26" office:value-type="string" calcext:value-type="string">
            <text:p>siehe Tabellenblatt</text:p>
          </table:table-cell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-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IM-X/-XL</text:p>
          </table:table-cell>
          <table:table-cell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1 x 10-9 bis 1 x 10-2 mbar</text:p>
          </table:table-cell>
          <table:table-cell office:value-type="string" calcext:value-type="string">
            <text:p>mbar = 10 ^ ( 7 / 8 V – 10,75)</text:p>
          </table:table-cell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-1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WRG</text:p>
          </table:table-cell>
          <table:table-cell table:number-columns-repeated="5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R280</text:p>
          </table:table-cell>
          <table:table-cell table:style-name="ce25" office:value-type="float" office:value="3000" calcext:value-type="float">
            <text:p>3,00E+03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TR26xxx: W, PTR21xxx: Ni</text:p>
          </table:table-cell>
          <table:table-cell office:value-type="string" calcext:value-type="string">
            <text:p>5e-4 bis 1e3 mbar</text:p>
          </table:table-cell>
          <table:table-cell office:value-type="string" calcext:value-type="string">
            <text:p>Log-linear with pressure, 1V/dek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2 - 8.5 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SG500</text:p>
          </table:table-cell>
          <table:table-cell table:style-name="ce25" office:value-type="float" office:value="27000" calcext:value-type="float">
            <text:p>2,70E+04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SG5x0-: W, PSG5x2: Ni</text:p>
          </table:table-cell>
          <table:table-cell office:value-type="string" calcext:value-type="string">
            <text:p>5e-4 bis 1e3 mbar</text:p>
          </table:table-cell>
          <table:table-cell office:value-type="string" calcext:value-type="string">
            <text:p>Log-linear with pressure 1.286V/dek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9 - 10.0 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KR251 (Pirani)</text:p>
          </table:table-cell>
          <table:table-cell table:style-name="ce25" office:value-type="float" office:value="11100" calcext:value-type="float">
            <text:p>1,11E+04</text:p>
          </table:table-cell>
          <table:table-cell office:value-type="string" calcext:value-type="string">
            <text:p>+/-30%</text:p>
          </table:table-cell>
          <table:table-cell office:value-type="string" calcext:value-type="string">
            <text:p>P: Wolfram</text:p>
          </table:table-cell>
          <table:table-cell office:value-type="string" calcext:value-type="string">
            <text:p>5e-9 bis 1e3 mbar</text:p>
          </table:table-cell>
          <table:table-cell office:value-type="string" calcext:value-type="string">
            <text:p>Log-linear with pressure 0.6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2 – 8.6</text:p>
          </table:table-cell>
          <table:table-cell office:value-type="string" calcext:value-type="string">
            <text:p>&gt;9.5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KR251 (Magnetron)</text:p>
          </table:table-cell>
          <table:table-cell table:style-name="ce25" office:value-type="float" office:value="9100" calcext:value-type="float">
            <text:p>9,10E+03</text:p>
          </table:table-cell>
          <table:table-cell office:value-type="string" calcext:value-type="string">
            <text:p>+/-30%</text:p>
          </table:table-cell>
          <table:table-cell office:value-type="string" calcext:value-type="string">
            <text:p>K: Molybdän</text:p>
          </table:table-cell>
          <table:table-cell/>
          <table:table-cell office:value-type="string" calcext:value-type="string">
            <text:p>Log-linear with pressure 0.6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2 – 8.6</text:p>
          </table:table-cell>
          <table:table-cell/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R260</text:p>
          </table:table-cell>
          <table:table-cell table:style-name="ce25" office:value-type="float" office:value="17200" calcext:value-type="float">
            <text:p>1,72E+04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: W/Cu, K: Ir,Y2O3</text:p>
          </table:table-cell>
          <table:table-cell office:value-type="string" calcext:value-type="string">
            <text:p>5e-10 bis 1e3 mbar</text:p>
          </table:table-cell>
          <table:table-cell office:value-type="string" calcext:value-type="string">
            <text:p>Log-linear with pressure 0.75V/dek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74 – 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V (Heißkathode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R280</text:p>
          </table:table-cell>
          <table:table-cell table:style-name="ce25" office:value-type="float" office:value="3010" calcext:value-type="float">
            <text:p>3,01E+03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W, Keramik</text:p>
          </table:table-cell>
          <table:table-cell office:value-type="string" calcext:value-type="string">
            <text:p>5e-5 bis 1,5e3 mbar</text:p>
          </table:table-cell>
          <table:table-cell office:value-type="string" calcext:value-type="string">
            <text:p>Log-linear with pressure, 1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 – 8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KR270</text:p>
          </table:table-cell>
          <table:table-cell table:style-name="ce25" office:value-type="float" office:value="7150" calcext:value-type="float">
            <text:p>7,15E+03</text:p>
          </table:table-cell>
          <table:table-cell office:value-type="string" calcext:value-type="string">
            <text:p>+/-30%</text:p>
          </table:table-cell>
          <table:table-cell office:value-type="string" calcext:value-type="string">
            <text:p>Molybdän</text:p>
          </table:table-cell>
          <table:table-cell office:value-type="string" calcext:value-type="string">
            <text:p>5e-11 bis 1e-2 mbar</text:p>
          </table:table-cell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,96 – 8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nderrange: 0,5 bis 1,96V, Overrange: 8,6 bis 10,5V</text:p>
          </table:table-cell>
        </table:table-row>
        <table:table-row table:style-name="ro1" table:number-rows-repeated="10485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PG Messkurve" table:style-name="ta1">
        <table:table-column table:style-name="co1" table:default-cell-style-name="Default"/>
        <table:table-column table:style-name="co11" table:default-cell-style-name="ce28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25" office:value-type="string" calcext:value-type="string">
            <text:p>Voltage</text:p>
          </table:table-cell>
          <table:table-cell office:value-type="string" calcext:value-type="string">
            <text:p>Pressure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style-name="ce25" office:value-type="string" calcext:value-type="string">
            <text:p>(V)</text:p>
          </table:table-cell>
          <table:table-cell table:style-name="Default" office:value-type="string" calcext:value-type="string">
            <text:p>-M/-MP [mbar]</text:p>
          </table:table-cell>
          <table:table-cell office:value-type="string" calcext:value-type="string">
            <text:p>-LC [mbar]</text:p>
          </table:table-cell>
          <table:table-cell office:value-type="string" calcext:value-type="string">
            <text:p>8bit Spannung</text:p>
          </table:table-cell>
          <table:table-cell office:value-type="string" calcext:value-type="string">
            <text:p>Fehler %</text:p>
          </table:table-cell>
        </table:table-row>
        <table:table-row table:style-name="ro1">
          <table:table-cell table:style-name="ce28" office:value-type="float" office:value="2" calcext:value-type="float">
            <text:p>2,00</text:p>
          </table:table-cell>
          <table:table-cell table:style-name="ce29" office:value-type="float" office:value="0.0001" calcext:value-type="float">
            <text:p>0,0001</text:p>
          </table:table-cell>
          <table:table-cell office:value-type="float" office:value="0.00001" calcext:value-type="float">
            <text:p>0,00001</text:p>
          </table:table-cell>
          <table:table-cell table:formula="of:=[.A3]/([.A$49]/256)" office:value-type="float" office:value="51.2" calcext:value-type="float">
            <text:p>51,2</text:p>
          </table:table-cell>
          <table:table-cell table:style-name="ce30" table:formula="of:=([.D3]-ROUND([.D3];0))/[.D3]" office:value-type="percentage" office:value="0.00390625000000006" calcext:value-type="percentage">
            <text:p>0,39 %</text:p>
          </table:table-cell>
        </table:table-row>
        <table:table-row table:style-name="ro1">
          <table:table-cell table:style-name="ce28" office:value-type="float" office:value="2.05" calcext:value-type="float">
            <text:p>2,05</text:p>
          </table:table-cell>
          <table:table-cell table:style-name="Default" office:value-type="float" office:value="0.000231" calcext:value-type="float">
            <text:p>0,000231</text:p>
          </table:table-cell>
          <table:table-cell office:value-type="float" office:value="0.0000826" calcext:value-type="float">
            <text:p>0,0000826</text:p>
          </table:table-cell>
          <table:table-cell table:formula="of:=[.A4]/([.A$49]/256)" office:value-type="float" office:value="52.48" calcext:value-type="float">
            <text:p>52,48</text:p>
          </table:table-cell>
          <table:table-cell table:style-name="ce31" table:formula="of:=([.D4]-ROUND([.D4];0))/[.D4]" office:value-type="percentage" office:value="0.00914634146341457" calcext:value-type="percentage">
            <text:p>0,91 %</text:p>
          </table:table-cell>
        </table:table-row>
        <table:table-row table:style-name="ro1">
          <table:table-cell table:style-name="ce28" office:value-type="float" office:value="2.1" calcext:value-type="float">
            <text:p>2,10</text:p>
          </table:table-cell>
          <table:table-cell table:style-name="Default" office:value-type="float" office:value="0.000621" calcext:value-type="float">
            <text:p>0,000621</text:p>
          </table:table-cell>
          <table:table-cell office:value-type="float" office:value="0.000227" calcext:value-type="float">
            <text:p>0,000227</text:p>
          </table:table-cell>
          <table:table-cell table:formula="of:=[.A5]/([.A$49]/256)" office:value-type="float" office:value="53.76" calcext:value-type="float">
            <text:p>53,76</text:p>
          </table:table-cell>
          <table:table-cell table:style-name="ce30" table:formula="of:=([.D5]-ROUND([.D5];0))/[.D5]" office:value-type="percentage" office:value="-0.00446428571428562" calcext:value-type="percentage">
            <text:p>-0,45 %</text:p>
          </table:table-cell>
        </table:table-row>
        <table:table-row table:style-name="ro1">
          <table:table-cell table:style-name="ce28" office:value-type="float" office:value="2.2" calcext:value-type="float">
            <text:p>2,20</text:p>
          </table:table-cell>
          <table:table-cell table:style-name="Default" office:value-type="float" office:value="0.00136" calcext:value-type="float">
            <text:p>0,00136</text:p>
          </table:table-cell>
          <table:table-cell office:value-type="float" office:value="0.0005" calcext:value-type="float">
            <text:p>0,0005</text:p>
          </table:table-cell>
          <table:table-cell table:formula="of:=[.A6]/([.A$49]/256)" office:value-type="float" office:value="56.32" calcext:value-type="float">
            <text:p>56,32</text:p>
          </table:table-cell>
          <table:table-cell table:style-name="ce30" table:formula="of:=([.D6]-ROUND([.D6];0))/[.D6]" office:value-type="percentage" office:value="0.00568181818181831" calcext:value-type="percentage">
            <text:p>0,57 %</text:p>
          </table:table-cell>
        </table:table-row>
        <table:table-row table:style-name="ro1">
          <table:table-cell table:style-name="ce28" office:value-type="float" office:value="2.4" calcext:value-type="float">
            <text:p>2,40</text:p>
          </table:table-cell>
          <table:table-cell table:style-name="Default" office:value-type="float" office:value="0.00297" calcext:value-type="float">
            <text:p>0,00297</text:p>
          </table:table-cell>
          <table:table-cell office:value-type="float" office:value="0.00108" calcext:value-type="float">
            <text:p>0,00108</text:p>
          </table:table-cell>
          <table:table-cell table:formula="of:=[.A7]/([.A$49]/256)" office:value-type="float" office:value="61.44" calcext:value-type="float">
            <text:p>61,44</text:p>
          </table:table-cell>
          <table:table-cell table:style-name="ce30" table:formula="of:=([.D7]-ROUND([.D7];0))/[.D7]" office:value-type="percentage" office:value="0.0071614583333333" calcext:value-type="percentage">
            <text:p>0,72 %</text:p>
          </table:table-cell>
        </table:table-row>
        <table:table-row table:style-name="ro1">
          <table:table-cell table:style-name="ce28" office:value-type="float" office:value="2.6" calcext:value-type="float">
            <text:p>2,60</text:p>
          </table:table-cell>
          <table:table-cell table:style-name="Default" office:value-type="float" office:value="0.00461" calcext:value-type="float">
            <text:p>0,00461</text:p>
          </table:table-cell>
          <table:table-cell office:value-type="float" office:value="0.00168" calcext:value-type="float">
            <text:p>0,00168</text:p>
          </table:table-cell>
          <table:table-cell table:formula="of:=[.A8]/([.A$49]/256)" office:value-type="float" office:value="66.56" calcext:value-type="float">
            <text:p>66,56</text:p>
          </table:table-cell>
          <table:table-cell table:style-name="ce30" table:formula="of:=([.D8]-ROUND([.D8];0))/[.D8]" office:value-type="percentage" office:value="-0.00661057692307689" calcext:value-type="percentage">
            <text:p>-0,66 %</text:p>
          </table:table-cell>
        </table:table-row>
        <table:table-row table:style-name="ro1">
          <table:table-cell table:style-name="ce28" office:value-type="float" office:value="2.8" calcext:value-type="float">
            <text:p>2,80</text:p>
          </table:table-cell>
          <table:table-cell table:style-name="Default" office:value-type="float" office:value="0.00651" calcext:value-type="float">
            <text:p>0,00651</text:p>
          </table:table-cell>
          <table:table-cell office:value-type="float" office:value="0.0026" calcext:value-type="float">
            <text:p>0,0026</text:p>
          </table:table-cell>
          <table:table-cell table:formula="of:=[.A9]/([.A$49]/256)" office:value-type="float" office:value="71.68" calcext:value-type="float">
            <text:p>71,68</text:p>
          </table:table-cell>
          <table:table-cell table:style-name="ce30" table:formula="of:=([.D9]-ROUND([.D9];0))/[.D9]" office:value-type="percentage" office:value="-0.00446428571428582" calcext:value-type="percentage">
            <text:p>-0,45 %</text:p>
          </table:table-cell>
        </table:table-row>
        <table:table-row table:style-name="ro1">
          <table:table-cell table:style-name="ce28" office:value-type="float" office:value="3" calcext:value-type="float">
            <text:p>3,00</text:p>
          </table:table-cell>
          <table:table-cell table:style-name="Default" office:value-type="float" office:value="0.0102" calcext:value-type="float">
            <text:p>0,0102</text:p>
          </table:table-cell>
          <table:table-cell office:value-type="float" office:value="0.00384" calcext:value-type="float">
            <text:p>0,00384</text:p>
          </table:table-cell>
          <table:table-cell table:formula="of:=[.A10]/([.A$49]/256)" office:value-type="float" office:value="76.8" calcext:value-type="float">
            <text:p>76,8</text:p>
          </table:table-cell>
          <table:table-cell table:style-name="ce30" table:formula="of:=([.D10]-ROUND([.D10];0))/[.D10]" office:value-type="percentage" office:value="-0.0026041666666667" calcext:value-type="percentage">
            <text:p>-0,26 %</text:p>
          </table:table-cell>
        </table:table-row>
        <table:table-row table:style-name="ro1">
          <table:table-cell table:style-name="ce28" office:value-type="float" office:value="3.2" calcext:value-type="float">
            <text:p>3,20</text:p>
          </table:table-cell>
          <table:table-cell table:style-name="Default" office:value-type="float" office:value="0.0147" calcext:value-type="float">
            <text:p>0,0147</text:p>
          </table:table-cell>
          <table:table-cell office:value-type="float" office:value="0.00515" calcext:value-type="float">
            <text:p>0,00515</text:p>
          </table:table-cell>
          <table:table-cell table:formula="of:=[.A11]/([.A$49]/256)" office:value-type="float" office:value="81.92" calcext:value-type="float">
            <text:p>81,92</text:p>
          </table:table-cell>
          <table:table-cell table:style-name="ce30" table:formula="of:=([.D11]-ROUND([.D11];0))/[.D11]" office:value-type="percentage" office:value="-0.000976562499999979" calcext:value-type="percentage">
            <text:p>-0,10 %</text:p>
          </table:table-cell>
        </table:table-row>
        <table:table-row table:style-name="ro1">
          <table:table-cell table:style-name="ce28" office:value-type="float" office:value="3.4" calcext:value-type="float">
            <text:p>3,40</text:p>
          </table:table-cell>
          <table:table-cell table:style-name="Default" office:value-type="float" office:value="0.0191" calcext:value-type="float">
            <text:p>0,0191</text:p>
          </table:table-cell>
          <table:table-cell office:value-type="float" office:value="0.00687" calcext:value-type="float">
            <text:p>0,00687</text:p>
          </table:table-cell>
          <table:table-cell table:formula="of:=[.A12]/([.A$49]/256)" office:value-type="float" office:value="87.04" calcext:value-type="float">
            <text:p>87,04</text:p>
          </table:table-cell>
          <table:table-cell table:style-name="ce30" table:formula="of:=([.D12]-ROUND([.D12];0))/[.D12]" office:value-type="percentage" office:value="0.00045955882352932" calcext:value-type="percentage">
            <text:p>0,05 %</text:p>
          </table:table-cell>
        </table:table-row>
        <table:table-row table:style-name="ro1">
          <table:table-cell table:style-name="ce28" office:value-type="float" office:value="3.6" calcext:value-type="float">
            <text:p>3,60</text:p>
          </table:table-cell>
          <table:table-cell table:style-name="Default" office:value-type="float" office:value="0.0295" calcext:value-type="float">
            <text:p>0,0295</text:p>
          </table:table-cell>
          <table:table-cell office:value-type="float" office:value="0.0105" calcext:value-type="float">
            <text:p>0,0105</text:p>
          </table:table-cell>
          <table:table-cell table:formula="of:=[.A13]/([.A$49]/256)" office:value-type="float" office:value="92.16" calcext:value-type="float">
            <text:p>92,16</text:p>
          </table:table-cell>
          <table:table-cell table:style-name="ce30" table:formula="of:=([.D13]-ROUND([.D13];0))/[.D13]" office:value-type="percentage" office:value="0.00173611111111107" calcext:value-type="percentage">
            <text:p>0,17 %</text:p>
          </table:table-cell>
        </table:table-row>
        <table:table-row table:style-name="ro1">
          <table:table-cell table:style-name="ce28" office:value-type="float" office:value="3.8" calcext:value-type="float">
            <text:p>3,80</text:p>
          </table:table-cell>
          <table:table-cell table:style-name="Default" office:value-type="float" office:value="0.0416" calcext:value-type="float">
            <text:p>0,0416</text:p>
          </table:table-cell>
          <table:table-cell office:value-type="float" office:value="0.0156" calcext:value-type="float">
            <text:p>0,0156</text:p>
          </table:table-cell>
          <table:table-cell table:formula="of:=[.A14]/([.A$49]/256)" office:value-type="float" office:value="97.28" calcext:value-type="float">
            <text:p>97,28</text:p>
          </table:table-cell>
          <table:table-cell table:style-name="ce30" table:formula="of:=([.D14]-ROUND([.D14];0))/[.D14]" office:value-type="percentage" office:value="0.00287828947368422" calcext:value-type="percentage">
            <text:p>0,29 %</text:p>
          </table:table-cell>
        </table:table-row>
        <table:table-row table:style-name="ro1">
          <table:table-cell table:style-name="ce28" office:value-type="float" office:value="4" calcext:value-type="float">
            <text:p>4,00</text:p>
          </table:table-cell>
          <table:table-cell table:style-name="Default" office:value-type="float" office:value="0.0561" calcext:value-type="float">
            <text:p>0,0561</text:p>
          </table:table-cell>
          <table:table-cell office:value-type="float" office:value="0.021" calcext:value-type="float">
            <text:p>0,021</text:p>
          </table:table-cell>
          <table:table-cell table:formula="of:=[.A15]/([.A$49]/256)" office:value-type="float" office:value="102.4" calcext:value-type="float">
            <text:p>102,4</text:p>
          </table:table-cell>
          <table:table-cell table:style-name="ce30" table:formula="of:=([.D15]-ROUND([.D15];0))/[.D15]" office:value-type="percentage" office:value="0.00390625000000006" calcext:value-type="percentage">
            <text:p>0,39 %</text:p>
          </table:table-cell>
        </table:table-row>
        <table:table-row table:style-name="ro1">
          <table:table-cell table:style-name="ce28" office:value-type="float" office:value="4.2" calcext:value-type="float">
            <text:p>4,20</text:p>
          </table:table-cell>
          <table:table-cell table:style-name="Default" office:value-type="float" office:value="0.072" calcext:value-type="float">
            <text:p>0,072</text:p>
          </table:table-cell>
          <table:table-cell office:value-type="float" office:value="0.0277" calcext:value-type="float">
            <text:p>0,0277</text:p>
          </table:table-cell>
          <table:table-cell table:formula="of:=[.A16]/([.A$49]/256)" office:value-type="float" office:value="107.52" calcext:value-type="float">
            <text:p>107,52</text:p>
          </table:table-cell>
          <table:table-cell table:style-name="ce30" table:formula="of:=([.D16]-ROUND([.D16];0))/[.D16]" office:value-type="percentage" office:value="-0.00446428571428562" calcext:value-type="percentage">
            <text:p>-0,45 %</text:p>
          </table:table-cell>
        </table:table-row>
        <table:table-row table:style-name="ro1">
          <table:table-cell table:style-name="ce28" office:value-type="float" office:value="4.4" calcext:value-type="float">
            <text:p>4,40</text:p>
          </table:table-cell>
          <table:table-cell table:style-name="Default" office:value-type="float" office:value="0.0894" calcext:value-type="float">
            <text:p>0,0894</text:p>
          </table:table-cell>
          <table:table-cell office:value-type="float" office:value="0.0345" calcext:value-type="float">
            <text:p>0,0345</text:p>
          </table:table-cell>
          <table:table-cell table:formula="of:=[.A17]/([.A$49]/256)" office:value-type="float" office:value="112.64" calcext:value-type="float">
            <text:p>112,64</text:p>
          </table:table-cell>
          <table:table-cell table:style-name="ce30" table:formula="of:=([.D17]-ROUND([.D17];0))/[.D17]" office:value-type="percentage" office:value="-0.0031960227272726" calcext:value-type="percentage">
            <text:p>-0,32 %</text:p>
          </table:table-cell>
        </table:table-row>
        <table:table-row table:style-name="ro1">
          <table:table-cell table:style-name="ce28" office:value-type="float" office:value="4.6" calcext:value-type="float">
            <text:p>4,60</text:p>
          </table:table-cell>
          <table:table-cell table:style-name="Default" office:value-type="float" office:value="0.113" calcext:value-type="float">
            <text:p>0,113</text:p>
          </table:table-cell>
          <table:table-cell office:value-type="float" office:value="0.0416" calcext:value-type="float">
            <text:p>0,0416</text:p>
          </table:table-cell>
          <table:table-cell table:formula="of:=[.A18]/([.A$49]/256)" office:value-type="float" office:value="117.76" calcext:value-type="float">
            <text:p>117,76</text:p>
          </table:table-cell>
          <table:table-cell table:style-name="ce30" table:formula="of:=([.D18]-ROUND([.D18];0))/[.D18]" office:value-type="percentage" office:value="-0.00203804347826095" calcext:value-type="percentage">
            <text:p>-0,20 %</text:p>
          </table:table-cell>
        </table:table-row>
        <table:table-row table:style-name="ro1">
          <table:table-cell table:style-name="ce28" office:value-type="float" office:value="4.8" calcext:value-type="float">
            <text:p>4,80</text:p>
          </table:table-cell>
          <table:table-cell table:style-name="Default" office:value-type="float" office:value="0.145" calcext:value-type="float">
            <text:p>0,145</text:p>
          </table:table-cell>
          <table:table-cell office:value-type="float" office:value="0.0504" calcext:value-type="float">
            <text:p>0,0504</text:p>
          </table:table-cell>
          <table:table-cell table:formula="of:=[.A19]/([.A$49]/256)" office:value-type="float" office:value="122.88" calcext:value-type="float">
            <text:p>122,88</text:p>
          </table:table-cell>
          <table:table-cell table:style-name="ce30" table:formula="of:=([.D19]-ROUND([.D19];0))/[.D19]" office:value-type="percentage" office:value="-0.000976562500000037" calcext:value-type="percentage">
            <text:p>-0,10 %</text:p>
          </table:table-cell>
        </table:table-row>
        <table:table-row table:style-name="ro1">
          <table:table-cell table:style-name="ce28" office:value-type="float" office:value="5" calcext:value-type="float">
            <text:p>5,00</text:p>
          </table:table-cell>
          <table:table-cell table:style-name="Default" office:value-type="float" office:value="0.176" calcext:value-type="float">
            <text:p>0,176</text:p>
          </table:table-cell>
          <table:table-cell office:value-type="float" office:value="0.0592" calcext:value-type="float">
            <text:p>0,0592</text:p>
          </table:table-cell>
          <table:table-cell table:formula="of:=[.A20]/([.A$49]/256)" office:value-type="float" office:value="128" calcext:value-type="float">
            <text:p>128</text:p>
          </table:table-cell>
          <table:table-cell table:style-name="ce30" table:formula="of:=([.D20]-ROUND([.D20];0))/[.D20]" office:value-type="percentage" office:value="0" calcext:value-type="percentage">
            <text:p>0,00 %</text:p>
          </table:table-cell>
        </table:table-row>
        <table:table-row table:style-name="ro1">
          <table:table-cell table:style-name="ce28" office:value-type="float" office:value="5.2" calcext:value-type="float">
            <text:p>5,20</text:p>
          </table:table-cell>
          <table:table-cell table:style-name="Default" office:value-type="float" office:value="0.222" calcext:value-type="float">
            <text:p>0,222</text:p>
          </table:table-cell>
          <table:table-cell office:value-type="float" office:value="0.0874" calcext:value-type="float">
            <text:p>0,0874</text:p>
          </table:table-cell>
          <table:table-cell table:formula="of:=[.A21]/([.A$49]/256)" office:value-type="float" office:value="133.12" calcext:value-type="float">
            <text:p>133,12</text:p>
          </table:table-cell>
          <table:table-cell table:style-name="ce30" table:formula="of:=([.D21]-ROUND([.D21];0))/[.D21]" office:value-type="percentage" office:value="0.000901442307692342" calcext:value-type="percentage">
            <text:p>0,09 %</text:p>
          </table:table-cell>
        </table:table-row>
        <table:table-row table:style-name="ro1">
          <table:table-cell table:style-name="ce28" office:value-type="float" office:value="5.4" calcext:value-type="float">
            <text:p>5,40</text:p>
          </table:table-cell>
          <table:table-cell table:style-name="Default" office:value-type="float" office:value="0.316" calcext:value-type="float">
            <text:p>0,316</text:p>
          </table:table-cell>
          <table:table-cell office:value-type="float" office:value="0.127" calcext:value-type="float">
            <text:p>0,127</text:p>
          </table:table-cell>
          <table:table-cell table:formula="of:=[.A22]/([.A$49]/256)" office:value-type="float" office:value="138.24" calcext:value-type="float">
            <text:p>138,24</text:p>
          </table:table-cell>
          <table:table-cell table:style-name="ce30" table:formula="of:=([.D22]-ROUND([.D22];0))/[.D22]" office:value-type="percentage" office:value="0.00173611111111118" calcext:value-type="percentage">
            <text:p>0,17 %</text:p>
          </table:table-cell>
        </table:table-row>
        <table:table-row table:style-name="ro1">
          <table:table-cell table:style-name="ce28" office:value-type="float" office:value="5.6" calcext:value-type="float">
            <text:p>5,60</text:p>
          </table:table-cell>
          <table:table-cell table:style-name="Default" office:value-type="float" office:value="0.413" calcext:value-type="float">
            <text:p>0,413</text:p>
          </table:table-cell>
          <table:table-cell office:value-type="float" office:value="0.171" calcext:value-type="float">
            <text:p>0,171</text:p>
          </table:table-cell>
          <table:table-cell table:formula="of:=[.A23]/([.A$49]/256)" office:value-type="float" office:value="143.36" calcext:value-type="float">
            <text:p>143,36</text:p>
          </table:table-cell>
          <table:table-cell table:style-name="ce30" table:formula="of:=([.D23]-ROUND([.D23];0))/[.D23]" office:value-type="percentage" office:value="0.00251116071428561" calcext:value-type="percentage">
            <text:p>0,25 %</text:p>
          </table:table-cell>
        </table:table-row>
        <table:table-row table:style-name="ro1">
          <table:table-cell table:style-name="ce28" office:value-type="float" office:value="5.8" calcext:value-type="float">
            <text:p>5,80</text:p>
          </table:table-cell>
          <table:table-cell table:style-name="Default" office:value-type="float" office:value="0.54" calcext:value-type="float">
            <text:p>0,54</text:p>
          </table:table-cell>
          <table:table-cell office:value-type="float" office:value="0.223" calcext:value-type="float">
            <text:p>0,223</text:p>
          </table:table-cell>
          <table:table-cell table:formula="of:=[.A24]/([.A$49]/256)" office:value-type="float" office:value="148.48" calcext:value-type="float">
            <text:p>148,48</text:p>
          </table:table-cell>
          <table:table-cell table:style-name="ce30" table:formula="of:=([.D24]-ROUND([.D24];0))/[.D24]" office:value-type="percentage" office:value="0.00323275862068959" calcext:value-type="percentage">
            <text:p>0,32 %</text:p>
          </table:table-cell>
        </table:table-row>
        <table:table-row table:style-name="ro1">
          <table:table-cell table:style-name="ce28" office:value-type="float" office:value="6" calcext:value-type="float">
            <text:p>6,00</text:p>
          </table:table-cell>
          <table:table-cell table:style-name="Default" office:value-type="float" office:value="0.682" calcext:value-type="float">
            <text:p>0,682</text:p>
          </table:table-cell>
          <table:table-cell office:value-type="float" office:value="0.29" calcext:value-type="float">
            <text:p>0,29</text:p>
          </table:table-cell>
          <table:table-cell table:formula="of:=[.A25]/([.A$49]/256)" office:value-type="float" office:value="153.6" calcext:value-type="float">
            <text:p>153,6</text:p>
          </table:table-cell>
          <table:table-cell table:style-name="ce30" table:formula="of:=([.D25]-ROUND([.D25];0))/[.D25]" office:value-type="percentage" office:value="-0.0026041666666667" calcext:value-type="percentage">
            <text:p>-0,26 %</text:p>
          </table:table-cell>
        </table:table-row>
        <table:table-row table:style-name="ro1">
          <table:table-cell table:style-name="ce28" office:value-type="float" office:value="6.2" calcext:value-type="float">
            <text:p>6,20</text:p>
          </table:table-cell>
          <table:table-cell table:style-name="Default" office:value-type="float" office:value="0.841" calcext:value-type="float">
            <text:p>0,841</text:p>
          </table:table-cell>
          <table:table-cell office:value-type="float" office:value="0.357" calcext:value-type="float">
            <text:p>0,357</text:p>
          </table:table-cell>
          <table:table-cell table:formula="of:=[.A26]/([.A$49]/256)" office:value-type="float" office:value="158.72" calcext:value-type="float">
            <text:p>158,72</text:p>
          </table:table-cell>
          <table:table-cell table:style-name="ce30" table:formula="of:=([.D26]-ROUND([.D26];0))/[.D26]" office:value-type="percentage" office:value="-0.00176411290322581" calcext:value-type="percentage">
            <text:p>-0,18 %</text:p>
          </table:table-cell>
        </table:table-row>
        <table:table-row table:style-name="ro1">
          <table:table-cell table:style-name="ce28" office:value-type="float" office:value="6.4" calcext:value-type="float">
            <text:p>6,40</text:p>
          </table:table-cell>
          <table:table-cell table:style-name="Default" office:value-type="float" office:value="1.06" calcext:value-type="float">
            <text:p>1,06</text:p>
          </table:table-cell>
          <table:table-cell office:value-type="float" office:value="0.435" calcext:value-type="float">
            <text:p>0,435</text:p>
          </table:table-cell>
          <table:table-cell table:formula="of:=[.A27]/([.A$49]/256)" office:value-type="float" office:value="163.84" calcext:value-type="float">
            <text:p>163,84</text:p>
          </table:table-cell>
          <table:table-cell table:style-name="ce30" table:formula="of:=([.D27]-ROUND([.D27];0))/[.D27]" office:value-type="percentage" office:value="-0.000976562499999979" calcext:value-type="percentage">
            <text:p>-0,10 %</text:p>
          </table:table-cell>
        </table:table-row>
        <table:table-row table:style-name="ro1">
          <table:table-cell table:style-name="ce28" office:value-type="float" office:value="6.6" calcext:value-type="float">
            <text:p>6,60</text:p>
          </table:table-cell>
          <table:table-cell table:style-name="Default" office:value-type="float" office:value="1.33" calcext:value-type="float">
            <text:p>1,33</text:p>
          </table:table-cell>
          <table:table-cell office:value-type="float" office:value="0.533" calcext:value-type="float">
            <text:p>0,533</text:p>
          </table:table-cell>
          <table:table-cell table:formula="of:=[.A28]/([.A$49]/256)" office:value-type="float" office:value="168.96" calcext:value-type="float">
            <text:p>168,96</text:p>
          </table:table-cell>
          <table:table-cell table:style-name="ce30" table:formula="of:=([.D28]-ROUND([.D28];0))/[.D28]" office:value-type="percentage" office:value="-0.000236742424242545" calcext:value-type="percentage">
            <text:p>-0,02 %</text:p>
          </table:table-cell>
        </table:table-row>
        <table:table-row table:style-name="ro1">
          <table:table-cell table:style-name="ce28" office:value-type="float" office:value="6.8" calcext:value-type="float">
            <text:p>6,80</text:p>
          </table:table-cell>
          <table:table-cell table:style-name="Default" office:value-type="float" office:value="1.6" calcext:value-type="float">
            <text:p>1,6</text:p>
          </table:table-cell>
          <table:table-cell office:value-type="float" office:value="0.64" calcext:value-type="float">
            <text:p>0,64</text:p>
          </table:table-cell>
          <table:table-cell table:formula="of:=[.A29]/([.A$49]/256)" office:value-type="float" office:value="174.08" calcext:value-type="float">
            <text:p>174,08</text:p>
          </table:table-cell>
          <table:table-cell table:style-name="ce30" table:formula="of:=([.D29]-ROUND([.D29];0))/[.D29]" office:value-type="percentage" office:value="0.00045955882352932" calcext:value-type="percentage">
            <text:p>0,05 %</text:p>
          </table:table-cell>
        </table:table-row>
        <table:table-row table:style-name="ro1">
          <table:table-cell table:style-name="ce28" office:value-type="float" office:value="7" calcext:value-type="float">
            <text:p>7,00</text:p>
          </table:table-cell>
          <table:table-cell table:style-name="Default" office:value-type="float" office:value="1.87" calcext:value-type="float">
            <text:p>1,87</text:p>
          </table:table-cell>
          <table:table-cell office:value-type="float" office:value="0.767" calcext:value-type="float">
            <text:p>0,767</text:p>
          </table:table-cell>
          <table:table-cell table:formula="of:=[.A30]/([.A$49]/256)" office:value-type="float" office:value="179.2" calcext:value-type="float">
            <text:p>179,2</text:p>
          </table:table-cell>
          <table:table-cell table:style-name="ce30" table:formula="of:=([.D30]-ROUND([.D30];0))/[.D30]" office:value-type="percentage" office:value="0.00111607142857137" calcext:value-type="percentage">
            <text:p>0,11 %</text:p>
          </table:table-cell>
        </table:table-row>
        <table:table-row table:style-name="ro1">
          <table:table-cell table:style-name="ce28" office:value-type="float" office:value="7.2" calcext:value-type="float">
            <text:p>7,20</text:p>
          </table:table-cell>
          <table:table-cell table:style-name="Default" office:value-type="float" office:value="2.26" calcext:value-type="float">
            <text:p>2,26</text:p>
          </table:table-cell>
          <table:table-cell office:value-type="float" office:value="0.923" calcext:value-type="float">
            <text:p>0,923</text:p>
          </table:table-cell>
          <table:table-cell table:formula="of:=[.A31]/([.A$49]/256)" office:value-type="float" office:value="184.32" calcext:value-type="float">
            <text:p>184,32</text:p>
          </table:table-cell>
          <table:table-cell table:style-name="ce30" table:formula="of:=([.D31]-ROUND([.D31];0))/[.D31]" office:value-type="percentage" office:value="0.00173611111111107" calcext:value-type="percentage">
            <text:p>0,17 %</text:p>
          </table:table-cell>
        </table:table-row>
        <table:table-row table:style-name="ro1">
          <table:table-cell table:style-name="ce28" office:value-type="float" office:value="7.4" calcext:value-type="float">
            <text:p>7,40</text:p>
          </table:table-cell>
          <table:table-cell table:style-name="Default" office:value-type="float" office:value="2.75" calcext:value-type="float">
            <text:p>2,75</text:p>
          </table:table-cell>
          <table:table-cell office:value-type="float" office:value="1.14" calcext:value-type="float">
            <text:p>1,14</text:p>
          </table:table-cell>
          <table:table-cell table:formula="of:=[.A32]/([.A$49]/256)" office:value-type="float" office:value="189.44" calcext:value-type="float">
            <text:p>189,44</text:p>
          </table:table-cell>
          <table:table-cell table:style-name="ce30" table:formula="of:=([.D32]-ROUND([.D32];0))/[.D32]" office:value-type="percentage" office:value="0.00232263513513512" calcext:value-type="percentage">
            <text:p>0,23 %</text:p>
          </table:table-cell>
        </table:table-row>
        <table:table-row table:style-name="ro1">
          <table:table-cell table:style-name="ce28" office:value-type="float" office:value="7.6" calcext:value-type="float">
            <text:p>7,60</text:p>
          </table:table-cell>
          <table:table-cell table:style-name="Default" office:value-type="float" office:value="3.24" calcext:value-type="float">
            <text:p>3,24</text:p>
          </table:table-cell>
          <table:table-cell office:value-type="float" office:value="1.4" calcext:value-type="float">
            <text:p>1,4</text:p>
          </table:table-cell>
          <table:table-cell table:formula="of:=[.A33]/([.A$49]/256)" office:value-type="float" office:value="194.56" calcext:value-type="float">
            <text:p>194,56</text:p>
          </table:table-cell>
          <table:table-cell table:style-name="ce30" table:formula="of:=([.D33]-ROUND([.D33];0))/[.D33]" office:value-type="percentage" office:value="-0.00226151315789473" calcext:value-type="percentage">
            <text:p>-0,23 %</text:p>
          </table:table-cell>
        </table:table-row>
        <table:table-row table:style-name="ro1">
          <table:table-cell table:style-name="ce28" office:value-type="float" office:value="7.8" calcext:value-type="float">
            <text:p>7,80</text:p>
          </table:table-cell>
          <table:table-cell table:style-name="Default" office:value-type="float" office:value="3.73" calcext:value-type="float">
            <text:p>3,73</text:p>
          </table:table-cell>
          <table:table-cell office:value-type="float" office:value="1.66" calcext:value-type="float">
            <text:p>1,66</text:p>
          </table:table-cell>
          <table:table-cell table:formula="of:=[.A34]/([.A$49]/256)" office:value-type="float" office:value="199.68" calcext:value-type="float">
            <text:p>199,68</text:p>
          </table:table-cell>
          <table:table-cell table:style-name="ce30" table:formula="of:=([.D34]-ROUND([.D34];0))/[.D34]" office:value-type="percentage" office:value="-0.00160256410256407" calcext:value-type="percentage">
            <text:p>-0,16 %</text:p>
          </table:table-cell>
        </table:table-row>
        <table:table-row table:style-name="ro1">
          <table:table-cell table:style-name="ce28" office:value-type="float" office:value="8" calcext:value-type="float">
            <text:p>8,00</text:p>
          </table:table-cell>
          <table:table-cell table:style-name="Default" office:value-type="float" office:value="4.39" calcext:value-type="float">
            <text:p>4,39</text:p>
          </table:table-cell>
          <table:table-cell office:value-type="float" office:value="1.92" calcext:value-type="float">
            <text:p>1,92</text:p>
          </table:table-cell>
          <table:table-cell table:formula="of:=[.A35]/([.A$49]/256)" office:value-type="float" office:value="204.8" calcext:value-type="float">
            <text:p>204,8</text:p>
          </table:table-cell>
          <table:table-cell table:style-name="ce30" table:formula="of:=([.D35]-ROUND([.D35];0))/[.D35]" office:value-type="percentage" office:value="-0.000976562499999944" calcext:value-type="percentage">
            <text:p>-0,10 %</text:p>
          </table:table-cell>
        </table:table-row>
        <table:table-row table:style-name="ro1">
          <table:table-cell table:style-name="ce28" office:value-type="float" office:value="8.2" calcext:value-type="float">
            <text:p>8,20</text:p>
          </table:table-cell>
          <table:table-cell table:style-name="Default" office:value-type="float" office:value="5.29" calcext:value-type="float">
            <text:p>5,29</text:p>
          </table:table-cell>
          <table:table-cell office:value-type="float" office:value="2.38" calcext:value-type="float">
            <text:p>2,38</text:p>
          </table:table-cell>
          <table:table-cell table:formula="of:=[.A36]/([.A$49]/256)" office:value-type="float" office:value="209.92" calcext:value-type="float">
            <text:p>209,92</text:p>
          </table:table-cell>
          <table:table-cell table:style-name="ce30" table:formula="of:=([.D36]-ROUND([.D36];0))/[.D36]" office:value-type="percentage" office:value="-0.000381097560975669" calcext:value-type="percentage">
            <text:p>-0,04 %</text:p>
          </table:table-cell>
        </table:table-row>
        <table:table-row table:style-name="ro1">
          <table:table-cell table:style-name="ce28" office:value-type="float" office:value="8.4" calcext:value-type="float">
            <text:p>8,40</text:p>
          </table:table-cell>
          <table:table-cell table:style-name="Default" office:value-type="float" office:value="6.27" calcext:value-type="float">
            <text:p>6,27</text:p>
          </table:table-cell>
          <table:table-cell office:value-type="float" office:value="2.95" calcext:value-type="float">
            <text:p>2,95</text:p>
          </table:table-cell>
          <table:table-cell table:formula="of:=[.A37]/([.A$49]/256)" office:value-type="float" office:value="215.04" calcext:value-type="float">
            <text:p>215,04</text:p>
          </table:table-cell>
          <table:table-cell table:style-name="ce30" table:formula="of:=([.D37]-ROUND([.D37];0))/[.D37]" office:value-type="percentage" office:value="0.000186011904762" calcext:value-type="percentage">
            <text:p>0,02 %</text:p>
          </table:table-cell>
        </table:table-row>
        <table:table-row table:style-name="ro1">
          <table:table-cell table:style-name="ce28" office:value-type="float" office:value="8.6" calcext:value-type="float">
            <text:p>8,60</text:p>
          </table:table-cell>
          <table:table-cell table:style-name="Default" office:value-type="float" office:value="7.63" calcext:value-type="float">
            <text:p>7,63</text:p>
          </table:table-cell>
          <table:table-cell office:value-type="float" office:value="3.51" calcext:value-type="float">
            <text:p>3,51</text:p>
          </table:table-cell>
          <table:table-cell table:formula="of:=[.A38]/([.A$49]/256)" office:value-type="float" office:value="220.16" calcext:value-type="float">
            <text:p>220,16</text:p>
          </table:table-cell>
          <table:table-cell table:style-name="ce30" table:formula="of:=([.D38]-ROUND([.D38];0))/[.D38]" office:value-type="percentage" office:value="0.000726744186046496" calcext:value-type="percentage">
            <text:p>0,07 %</text:p>
          </table:table-cell>
        </table:table-row>
        <table:table-row table:style-name="ro1">
          <table:table-cell table:style-name="ce28" office:value-type="float" office:value="8.8" calcext:value-type="float">
            <text:p>8,80</text:p>
          </table:table-cell>
          <table:table-cell table:style-name="Default" office:value-type="float" office:value="9.39" calcext:value-type="float">
            <text:p>9,39</text:p>
          </table:table-cell>
          <table:table-cell office:value-type="float" office:value="4.17" calcext:value-type="float">
            <text:p>4,17</text:p>
          </table:table-cell>
          <table:table-cell table:formula="of:=[.A39]/([.A$49]/256)" office:value-type="float" office:value="225.28" calcext:value-type="float">
            <text:p>225,28</text:p>
          </table:table-cell>
          <table:table-cell table:style-name="ce30" table:formula="of:=([.D39]-ROUND([.D39];0))/[.D39]" office:value-type="percentage" office:value="0.00124289772727286" calcext:value-type="percentage">
            <text:p>0,12 %</text:p>
          </table:table-cell>
        </table:table-row>
        <table:table-row table:style-name="ro1">
          <table:table-cell table:style-name="ce28" office:value-type="float" office:value="9" calcext:value-type="float">
            <text:p>9,00</text:p>
          </table:table-cell>
          <table:table-cell table:style-name="Default" office:value-type="float" office:value="12.7" calcext:value-type="float">
            <text:p>12,7</text:p>
          </table:table-cell>
          <table:table-cell office:value-type="float" office:value="5.4" calcext:value-type="float">
            <text:p>5,4</text:p>
          </table:table-cell>
          <table:table-cell table:formula="of:=[.A40]/([.A$49]/256)" office:value-type="float" office:value="230.4" calcext:value-type="float">
            <text:p>230,4</text:p>
          </table:table-cell>
          <table:table-cell table:style-name="ce30" table:formula="of:=([.D40]-ROUND([.D40];0))/[.D40]" office:value-type="percentage" office:value="0.00173611111111114" calcext:value-type="percentage">
            <text:p>0,17 %</text:p>
          </table:table-cell>
        </table:table-row>
        <table:table-row table:style-name="ro1">
          <table:table-cell table:style-name="ce28" office:value-type="float" office:value="9.2" calcext:value-type="float">
            <text:p>9,20</text:p>
          </table:table-cell>
          <table:table-cell table:style-name="Default" office:value-type="float" office:value="16.7" calcext:value-type="float">
            <text:p>16,7</text:p>
          </table:table-cell>
          <table:table-cell office:value-type="float" office:value="7.06" calcext:value-type="float">
            <text:p>7,06</text:p>
          </table:table-cell>
          <table:table-cell table:formula="of:=[.A41]/([.A$49]/256)" office:value-type="float" office:value="235.52" calcext:value-type="float">
            <text:p>235,52</text:p>
          </table:table-cell>
          <table:table-cell table:style-name="ce30" table:formula="of:=([.D41]-ROUND([.D41];0))/[.D41]" office:value-type="percentage" office:value="-0.00203804347826095" calcext:value-type="percentage">
            <text:p>-0,20 %</text:p>
          </table:table-cell>
        </table:table-row>
        <table:table-row table:style-name="ro1">
          <table:table-cell table:style-name="ce28" office:value-type="float" office:value="9.4" calcext:value-type="float">
            <text:p>9,40</text:p>
          </table:table-cell>
          <table:table-cell table:style-name="Default" office:value-type="float" office:value="22.4" calcext:value-type="float">
            <text:p>22,4</text:p>
          </table:table-cell>
          <table:table-cell office:value-type="float" office:value="9.69" calcext:value-type="float">
            <text:p>9,69</text:p>
          </table:table-cell>
          <table:table-cell table:formula="of:=[.A42]/([.A$49]/256)" office:value-type="float" office:value="240.64" calcext:value-type="float">
            <text:p>240,64</text:p>
          </table:table-cell>
          <table:table-cell table:style-name="ce30" table:formula="of:=([.D42]-ROUND([.D42];0))/[.D42]" office:value-type="percentage" office:value="-0.00149601063829781" calcext:value-type="percentage">
            <text:p>-0,15 %</text:p>
          </table:table-cell>
        </table:table-row>
        <table:table-row table:style-name="ro1">
          <table:table-cell table:style-name="ce28" office:value-type="float" office:value="9.5" calcext:value-type="float">
            <text:p>9,50</text:p>
          </table:table-cell>
          <table:table-cell table:style-name="Default" office:value-type="float" office:value="28.8" calcext:value-type="float">
            <text:p>28,8</text:p>
          </table:table-cell>
          <table:table-cell office:value-type="float" office:value="12.9" calcext:value-type="float">
            <text:p>12,9</text:p>
          </table:table-cell>
          <table:table-cell table:formula="of:=[.A43]/([.A$49]/256)" office:value-type="float" office:value="243.2" calcext:value-type="float">
            <text:p>243,2</text:p>
          </table:table-cell>
          <table:table-cell table:style-name="ce30" table:formula="of:=([.D43]-ROUND([.D43];0))/[.D43]" office:value-type="percentage" office:value="0.000822368421052585" calcext:value-type="percentage">
            <text:p>0,08 %</text:p>
          </table:table-cell>
        </table:table-row>
        <table:table-row table:style-name="ro1">
          <table:table-cell table:style-name="ce28" office:value-type="float" office:value="9.6" calcext:value-type="float">
            <text:p>9,60</text:p>
          </table:table-cell>
          <table:table-cell table:style-name="Default" office:value-type="float" office:value="35.3" calcext:value-type="float">
            <text:p>35,3</text:p>
          </table:table-cell>
          <table:table-cell office:value-type="float" office:value="16.6" calcext:value-type="float">
            <text:p>16,6</text:p>
          </table:table-cell>
          <table:table-cell table:formula="of:=[.A44]/([.A$49]/256)" office:value-type="float" office:value="245.76" calcext:value-type="float">
            <text:p>245,76</text:p>
          </table:table-cell>
          <table:table-cell table:style-name="ce30" table:formula="of:=([.D44]-ROUND([.D44];0))/[.D44]" office:value-type="percentage" office:value="-0.000976562500000037" calcext:value-type="percentage">
            <text:p>-0,10 %</text:p>
          </table:table-cell>
        </table:table-row>
        <table:table-row table:style-name="ro1">
          <table:table-cell table:style-name="ce28" office:value-type="float" office:value="9.7" calcext:value-type="float">
            <text:p>9,70</text:p>
          </table:table-cell>
          <table:table-cell table:style-name="Default" office:value-type="float" office:value="44.8" calcext:value-type="float">
            <text:p>44,8</text:p>
          </table:table-cell>
          <table:table-cell office:value-type="float" office:value="20.7" calcext:value-type="float">
            <text:p>20,7</text:p>
          </table:table-cell>
          <table:table-cell table:formula="of:=[.A45]/([.A$49]/256)" office:value-type="float" office:value="248.32" calcext:value-type="float">
            <text:p>248,32</text:p>
          </table:table-cell>
          <table:table-cell table:style-name="ce30" table:formula="of:=([.D45]-ROUND([.D45];0))/[.D45]" office:value-type="percentage" office:value="0.00128865979381441" calcext:value-type="percentage">
            <text:p>0,13 %</text:p>
          </table:table-cell>
        </table:table-row>
        <table:table-row table:style-name="ro1">
          <table:table-cell table:style-name="ce28" office:value-type="float" office:value="9.8" calcext:value-type="float">
            <text:p>9,80</text:p>
          </table:table-cell>
          <table:table-cell table:style-name="Default" office:value-type="float" office:value="66.5" calcext:value-type="float">
            <text:p>66,5</text:p>
          </table:table-cell>
          <table:table-cell office:value-type="float" office:value="33.9" calcext:value-type="float">
            <text:p>33,9</text:p>
          </table:table-cell>
          <table:table-cell table:formula="of:=[.A46]/([.A$49]/256)" office:value-type="float" office:value="250.88" calcext:value-type="float">
            <text:p>250,88</text:p>
          </table:table-cell>
          <table:table-cell table:style-name="ce30" table:formula="of:=([.D46]-ROUND([.D46];0))/[.D46]" office:value-type="percentage" office:value="-0.000478316326530517" calcext:value-type="percentage">
            <text:p>-0,05 %</text:p>
          </table:table-cell>
        </table:table-row>
        <table:table-row table:style-name="ro1">
          <table:table-cell table:style-name="ce28" office:value-type="float" office:value="9.9" calcext:value-type="float">
            <text:p>9,9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63.2" calcext:value-type="float">
            <text:p>63,2</text:p>
          </table:table-cell>
          <table:table-cell table:formula="of:=[.A47]/([.A$49]/256)" office:value-type="float" office:value="253.44" calcext:value-type="float">
            <text:p>253,44</text:p>
          </table:table-cell>
          <table:table-cell table:style-name="ce30" table:formula="of:=([.D47]-ROUND([.D47];0))/[.D47]" office:value-type="percentage" office:value="0.0017361111111111" calcext:value-type="percentage">
            <text:p>0,17 %</text:p>
          </table:table-cell>
        </table:table-row>
        <table:table-row table:style-name="ro1">
          <table:table-cell table:style-name="ce28" office:value-type="float" office:value="9.95" calcext:value-type="float">
            <text:p>9,95</text:p>
          </table:table-cell>
          <table:table-cell table:style-name="Default" office:value-type="float" office:value="616" calcext:value-type="float">
            <text:p>616</text:p>
          </table:table-cell>
          <table:table-cell office:value-type="float" office:value="144" calcext:value-type="float">
            <text:p>144</text:p>
          </table:table-cell>
          <table:table-cell table:formula="of:=[.A48]/([.A$49]/256)" office:value-type="float" office:value="254.72" calcext:value-type="float">
            <text:p>254,72</text:p>
          </table:table-cell>
          <table:table-cell table:style-name="ce30" table:formula="of:=([.D48]-ROUND([.D48];0))/[.D48]" office:value-type="percentage" office:value="-0.0010992462311559" calcext:value-type="percentage">
            <text:p>-0,11 %</text:p>
          </table:table-cell>
        </table:table-row>
        <table:table-row table:style-name="ro1">
          <table:table-cell table:style-name="ce28" office:value-type="float" office:value="10" calcext:value-type="float">
            <text:p>10,00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A49]/([.A$49]/256)" office:value-type="float" office:value="256" calcext:value-type="float">
            <text:p>256</text:p>
          </table:table-cell>
          <table:table-cell table:style-name="ce30" table:formula="of:=([.D49]-ROUND([.D49];0))/[.D49]" office:value-type="percentage" office:value="0" calcext:value-type="percentage">
            <text:p>0,00 %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M Messkurve" table:style-name="ta1">
        <table:shapes>
          <draw:frame draw:z-index="0" draw:style-name="gr1" draw:text-style-name="P1" svg:width="16.009cm" svg:height="8.99cm" svg:x="21.539cm" svg:y="0.45cm">
            <draw:object draw:notify-on-update-of-ranges="'AIM Messkurve'.B2:'AIM Messkurve'.B40 'AIM Messkurve'.A2:'AIM Messkurve'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8.99cm" svg:x="21.497cm" svg:y="9.813cm">
            <draw:object draw:notify-on-update-of-ranges="'AIM Messkurve'.B2:'AIM Messkurve'.B24 'AIM Messkurve'.A2:'AIM Messkurve'.A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"/>
        <table:table-column table:style-name="co1" table:default-cell-style-name="ce25"/>
        <table:table-column table:style-name="co1" table:default-cell-style-name="Default"/>
        <table:table-column table:style-name="co1" table:default-cell-style-name="ce30"/>
        <table:table-row table:style-name="ro1">
          <table:table-cell table:style-name="Default" office:value-type="string" calcext:value-type="string">
            <text:p>Pressure (mbar)</text:p>
          </table:table-cell>
          <table:table-cell table:style-name="Default" office:value-type="string" calcext:value-type="string">
            <text:p>Output voltage</text:p>
          </table:table-cell>
          <table:table-cell table:style-name="Default" office:value-type="string" calcext:value-type="string">
            <text:p>Pressure (torr)</text:p>
          </table:table-cell>
          <table:table-cell office:value-type="string" calcext:value-type="string">
            <text:p>8bit Spannung</text:p>
          </table:table-cell>
          <table:table-cell table:style-name="Default" office:value-type="string" calcext:value-type="string">
            <text:p>Fehler %</text:p>
          </table:table-cell>
        </table:table-row>
        <table:table-row table:style-name="ro1">
          <table:table-cell office:value-type="float" office:value="0.00000001" calcext:value-type="float">
            <text:p>1,00E-08</text:p>
          </table:table-cell>
          <table:table-cell office:value-type="float" office:value="2" calcext:value-type="float">
            <text:p>2,0</text:p>
          </table:table-cell>
          <table:table-cell office:value-type="float" office:value="0.0000000075" calcext:value-type="float">
            <text:p>7,50E-09</text:p>
          </table:table-cell>
          <table:table-cell table:formula="of:=[.B2]/([.B$40]/256)" office:value-type="float" office:value="51.2" calcext:value-type="float">
            <text:p>51,2</text:p>
          </table:table-cell>
          <table:table-cell table:formula="of:=([.D2]-ROUND([.D2];0))/[.D2]" office:value-type="percentage" office:value="0.00390625000000006" calcext:value-type="percentage">
            <text:p>0,39 %</text:p>
          </table:table-cell>
        </table:table-row>
        <table:table-row table:style-name="ro1">
          <table:table-cell office:value-type="float" office:value="0.000000024" calcext:value-type="float">
            <text:p>2,40E-08</text:p>
          </table:table-cell>
          <table:table-cell office:value-type="float" office:value="2.5" calcext:value-type="float">
            <text:p>2,5</text:p>
          </table:table-cell>
          <table:table-cell office:value-type="float" office:value="0.000000018" calcext:value-type="float">
            <text:p>1,80E-08</text:p>
          </table:table-cell>
          <table:table-cell table:formula="of:=[.B3]/([.B$40]/256)" office:value-type="float" office:value="64" calcext:value-type="float">
            <text:p>64</text:p>
          </table:table-cell>
          <table:table-cell table:formula="of:=([.D3]-ROUND([.D3];0))/[.D3]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0.000000058" calcext:value-type="float">
            <text:p>5,80E-08</text:p>
          </table:table-cell>
          <table:table-cell office:value-type="float" office:value="3" calcext:value-type="float">
            <text:p>3,0</text:p>
          </table:table-cell>
          <table:table-cell office:value-type="float" office:value="0.000000044" calcext:value-type="float">
            <text:p>4,40E-08</text:p>
          </table:table-cell>
          <table:table-cell table:formula="of:=[.B4]/([.B$40]/256)" office:value-type="float" office:value="76.8" calcext:value-type="float">
            <text:p>76,8</text:p>
          </table:table-cell>
          <table:table-cell table:formula="of:=([.D4]-ROUND([.D4];0))/[.D4]" office:value-type="percentage" office:value="-0.0026041666666667" calcext:value-type="percentage">
            <text:p>-0,26 %</text:p>
          </table:table-cell>
        </table:table-row>
        <table:table-row table:style-name="ro1">
          <table:table-cell office:value-type="float" office:value="0.000000081" calcext:value-type="float">
            <text:p>8,10E-08</text:p>
          </table:table-cell>
          <table:table-cell office:value-type="float" office:value="3.2" calcext:value-type="float">
            <text:p>3,2</text:p>
          </table:table-cell>
          <table:table-cell office:value-type="float" office:value="0.000000061" calcext:value-type="float">
            <text:p>6,10E-08</text:p>
          </table:table-cell>
          <table:table-cell table:formula="of:=[.B5]/([.B$40]/256)" office:value-type="float" office:value="81.92" calcext:value-type="float">
            <text:p>81,92</text:p>
          </table:table-cell>
          <table:table-cell table:formula="of:=([.D5]-ROUND([.D5];0))/[.D5]" office:value-type="percentage" office:value="-0.000976562499999979" calcext:value-type="percentage">
            <text:p>-0,10 %</text:p>
          </table:table-cell>
        </table:table-row>
        <table:table-row table:style-name="ro1">
          <table:table-cell office:value-type="float" office:value="0.00000011" calcext:value-type="float">
            <text:p>1,10E-07</text:p>
          </table:table-cell>
          <table:table-cell office:value-type="float" office:value="3.4" calcext:value-type="float">
            <text:p>3,4</text:p>
          </table:table-cell>
          <table:table-cell office:value-type="float" office:value="0.000000083" calcext:value-type="float">
            <text:p>8,30E-08</text:p>
          </table:table-cell>
          <table:table-cell table:formula="of:=[.B6]/([.B$40]/256)" office:value-type="float" office:value="87.04" calcext:value-type="float">
            <text:p>87,04</text:p>
          </table:table-cell>
          <table:table-cell table:formula="of:=([.D6]-ROUND([.D6];0))/[.D6]" office:value-type="percentage" office:value="0.00045955882352932" calcext:value-type="percentage">
            <text:p>0,05 %</text:p>
          </table:table-cell>
        </table:table-row>
        <table:table-row table:style-name="ro1">
          <table:table-cell office:value-type="float" office:value="0.00000015" calcext:value-type="float">
            <text:p>1,50E-07</text:p>
          </table:table-cell>
          <table:table-cell office:value-type="float" office:value="3.6" calcext:value-type="float">
            <text:p>3,6</text:p>
          </table:table-cell>
          <table:table-cell office:value-type="float" office:value="0.00000011" calcext:value-type="float">
            <text:p>1,10E-07</text:p>
          </table:table-cell>
          <table:table-cell table:formula="of:=[.B7]/([.B$40]/256)" office:value-type="float" office:value="92.16" calcext:value-type="float">
            <text:p>92,16</text:p>
          </table:table-cell>
          <table:table-cell table:formula="of:=([.D7]-ROUND([.D7];0))/[.D7]" office:value-type="percentage" office:value="0.00173611111111107" calcext:value-type="percentage">
            <text:p>0,17 %</text:p>
          </table:table-cell>
        </table:table-row>
        <table:table-row table:style-name="ro1">
          <table:table-cell office:value-type="float" office:value="0.00000021" calcext:value-type="float">
            <text:p>2,10E-07</text:p>
          </table:table-cell>
          <table:table-cell office:value-type="float" office:value="3.8" calcext:value-type="float">
            <text:p>3,8</text:p>
          </table:table-cell>
          <table:table-cell office:value-type="float" office:value="0.00000016" calcext:value-type="float">
            <text:p>1,60E-07</text:p>
          </table:table-cell>
          <table:table-cell table:formula="of:=[.B8]/([.B$40]/256)" office:value-type="float" office:value="97.28" calcext:value-type="float">
            <text:p>97,28</text:p>
          </table:table-cell>
          <table:table-cell table:formula="of:=([.D8]-ROUND([.D8];0))/[.D8]" office:value-type="percentage" office:value="0.00287828947368422" calcext:value-type="percentage">
            <text:p>0,29 %</text:p>
          </table:table-cell>
        </table:table-row>
        <table:table-row table:style-name="ro1">
          <table:table-cell office:value-type="float" office:value="0.00000029" calcext:value-type="float">
            <text:p>2,90E-07</text:p>
          </table:table-cell>
          <table:table-cell office:value-type="float" office:value="4" calcext:value-type="float">
            <text:p>4,0</text:p>
          </table:table-cell>
          <table:table-cell office:value-type="float" office:value="0.00000022" calcext:value-type="float">
            <text:p>2,20E-07</text:p>
          </table:table-cell>
          <table:table-cell table:formula="of:=[.B9]/([.B$40]/256)" office:value-type="float" office:value="102.4" calcext:value-type="float">
            <text:p>102,4</text:p>
          </table:table-cell>
          <table:table-cell table:formula="of:=([.D9]-ROUND([.D9];0))/[.D9]" office:value-type="percentage" office:value="0.00390625000000006" calcext:value-type="percentage">
            <text:p>0,39 %</text:p>
          </table:table-cell>
        </table:table-row>
        <table:table-row table:style-name="ro1">
          <table:table-cell office:value-type="float" office:value="0.0000004" calcext:value-type="float">
            <text:p>4,00E-07</text:p>
          </table:table-cell>
          <table:table-cell office:value-type="float" office:value="4.2" calcext:value-type="float">
            <text:p>4,2</text:p>
          </table:table-cell>
          <table:table-cell office:value-type="float" office:value="0.0000003" calcext:value-type="float">
            <text:p>3,00E-07</text:p>
          </table:table-cell>
          <table:table-cell table:formula="of:=[.B10]/([.B$40]/256)" office:value-type="float" office:value="107.52" calcext:value-type="float">
            <text:p>107,52</text:p>
          </table:table-cell>
          <table:table-cell table:style-name="ce31" table:formula="of:=([.D10]-ROUND([.D10];0))/[.D10]" office:value-type="percentage" office:value="-0.00446428571428562" calcext:value-type="percentage">
            <text:p>-0,45 %</text:p>
          </table:table-cell>
        </table:table-row>
        <table:table-row table:style-name="ro1">
          <table:table-cell office:value-type="float" office:value="0.00000054" calcext:value-type="float">
            <text:p>5,40E-07</text:p>
          </table:table-cell>
          <table:table-cell office:value-type="float" office:value="4.4" calcext:value-type="float">
            <text:p>4,4</text:p>
          </table:table-cell>
          <table:table-cell office:value-type="float" office:value="0.00000041" calcext:value-type="float">
            <text:p>4,10E-07</text:p>
          </table:table-cell>
          <table:table-cell table:formula="of:=[.B11]/([.B$40]/256)" office:value-type="float" office:value="112.64" calcext:value-type="float">
            <text:p>112,64</text:p>
          </table:table-cell>
          <table:table-cell table:formula="of:=([.D11]-ROUND([.D11];0))/[.D11]" office:value-type="percentage" office:value="-0.0031960227272726" calcext:value-type="percentage">
            <text:p>-0,32 %</text:p>
          </table:table-cell>
        </table:table-row>
        <table:table-row table:style-name="ro1">
          <table:table-cell office:value-type="float" office:value="0.00000073" calcext:value-type="float">
            <text:p>7,30E-07</text:p>
          </table:table-cell>
          <table:table-cell office:value-type="float" office:value="4.6" calcext:value-type="float">
            <text:p>4,6</text:p>
          </table:table-cell>
          <table:table-cell office:value-type="float" office:value="0.00000055" calcext:value-type="float">
            <text:p>5,50E-07</text:p>
          </table:table-cell>
          <table:table-cell table:formula="of:=[.B12]/([.B$40]/256)" office:value-type="float" office:value="117.76" calcext:value-type="float">
            <text:p>117,76</text:p>
          </table:table-cell>
          <table:table-cell table:formula="of:=([.D12]-ROUND([.D12];0))/[.D12]" office:value-type="percentage" office:value="-0.00203804347826095" calcext:value-type="percentage">
            <text:p>-0,20 %</text:p>
          </table:table-cell>
        </table:table-row>
        <table:table-row table:style-name="ro1">
          <table:table-cell office:value-type="float" office:value="0.00000098" calcext:value-type="float">
            <text:p>9,80E-07</text:p>
          </table:table-cell>
          <table:table-cell office:value-type="float" office:value="4.8" calcext:value-type="float">
            <text:p>4,8</text:p>
          </table:table-cell>
          <table:table-cell office:value-type="float" office:value="0.00000074" calcext:value-type="float">
            <text:p>7,40E-07</text:p>
          </table:table-cell>
          <table:table-cell table:formula="of:=[.B13]/([.B$40]/256)" office:value-type="float" office:value="122.88" calcext:value-type="float">
            <text:p>122,88</text:p>
          </table:table-cell>
          <table:table-cell table:formula="of:=([.D13]-ROUND([.D13];0))/[.D13]" office:value-type="percentage" office:value="-0.000976562500000037" calcext:value-type="percentage">
            <text:p>-0,10 %</text:p>
          </table:table-cell>
        </table:table-row>
        <table:table-row table:style-name="ro1">
          <table:table-cell office:value-type="float" office:value="0.0000013" calcext:value-type="float">
            <text:p>1,30E-06</text:p>
          </table:table-cell>
          <table:table-cell office:value-type="float" office:value="5" calcext:value-type="float">
            <text:p>5,0</text:p>
          </table:table-cell>
          <table:table-cell office:value-type="float" office:value="0.00000098" calcext:value-type="float">
            <text:p>9,80E-07</text:p>
          </table:table-cell>
          <table:table-cell table:formula="of:=[.B14]/([.B$40]/256)" office:value-type="float" office:value="128" calcext:value-type="float">
            <text:p>128</text:p>
          </table:table-cell>
          <table:table-cell table:formula="of:=([.D14]-ROUND([.D14];0))/[.D14]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0.0000017" calcext:value-type="float">
            <text:p>1,70E-06</text:p>
          </table:table-cell>
          <table:table-cell office:value-type="float" office:value="5.2" calcext:value-type="float">
            <text:p>5,2</text:p>
          </table:table-cell>
          <table:table-cell office:value-type="float" office:value="0.0000013" calcext:value-type="float">
            <text:p>1,30E-06</text:p>
          </table:table-cell>
          <table:table-cell table:formula="of:=[.B15]/([.B$40]/256)" office:value-type="float" office:value="133.12" calcext:value-type="float">
            <text:p>133,12</text:p>
          </table:table-cell>
          <table:table-cell table:formula="of:=([.D15]-ROUND([.D15];0))/[.D15]" office:value-type="percentage" office:value="0.000901442307692342" calcext:value-type="percentage">
            <text:p>0,09 %</text:p>
          </table:table-cell>
        </table:table-row>
        <table:table-row table:style-name="ro1">
          <table:table-cell office:value-type="float" office:value="0.0000022" calcext:value-type="float">
            <text:p>2,20E-06</text:p>
          </table:table-cell>
          <table:table-cell office:value-type="float" office:value="5.4" calcext:value-type="float">
            <text:p>5,4</text:p>
          </table:table-cell>
          <table:table-cell office:value-type="float" office:value="0.0000017" calcext:value-type="float">
            <text:p>1,70E-06</text:p>
          </table:table-cell>
          <table:table-cell table:formula="of:=[.B16]/([.B$40]/256)" office:value-type="float" office:value="138.24" calcext:value-type="float">
            <text:p>138,24</text:p>
          </table:table-cell>
          <table:table-cell table:formula="of:=([.D16]-ROUND([.D16];0))/[.D16]" office:value-type="percentage" office:value="0.00173611111111118" calcext:value-type="percentage">
            <text:p>0,17 %</text:p>
          </table:table-cell>
        </table:table-row>
        <table:table-row table:style-name="ro1">
          <table:table-cell office:value-type="float" office:value="0.0000028" calcext:value-type="float">
            <text:p>2,80E-06</text:p>
          </table:table-cell>
          <table:table-cell office:value-type="float" office:value="5.6" calcext:value-type="float">
            <text:p>5,6</text:p>
          </table:table-cell>
          <table:table-cell office:value-type="float" office:value="0.0000021" calcext:value-type="float">
            <text:p>2,10E-06</text:p>
          </table:table-cell>
          <table:table-cell table:formula="of:=[.B17]/([.B$40]/256)" office:value-type="float" office:value="143.36" calcext:value-type="float">
            <text:p>143,36</text:p>
          </table:table-cell>
          <table:table-cell table:formula="of:=([.D17]-ROUND([.D17];0))/[.D17]" office:value-type="percentage" office:value="0.00251116071428561" calcext:value-type="percentage">
            <text:p>0,25 %</text:p>
          </table:table-cell>
        </table:table-row>
        <table:table-row table:style-name="ro1">
          <table:table-cell office:value-type="float" office:value="0.0000036" calcext:value-type="float">
            <text:p>3,60E-06</text:p>
          </table:table-cell>
          <table:table-cell office:value-type="float" office:value="5.8" calcext:value-type="float">
            <text:p>5,8</text:p>
          </table:table-cell>
          <table:table-cell office:value-type="float" office:value="0.0000027" calcext:value-type="float">
            <text:p>2,70E-06</text:p>
          </table:table-cell>
          <table:table-cell table:formula="of:=[.B18]/([.B$40]/256)" office:value-type="float" office:value="148.48" calcext:value-type="float">
            <text:p>148,48</text:p>
          </table:table-cell>
          <table:table-cell table:formula="of:=([.D18]-ROUND([.D18];0))/[.D18]" office:value-type="percentage" office:value="0.00323275862068959" calcext:value-type="percentage">
            <text:p>0,32 %</text:p>
          </table:table-cell>
        </table:table-row>
        <table:table-row table:style-name="ro1">
          <table:table-cell office:value-type="float" office:value="0.0000045" calcext:value-type="float">
            <text:p>4,50E-06</text:p>
          </table:table-cell>
          <table:table-cell office:value-type="float" office:value="6" calcext:value-type="float">
            <text:p>6,0</text:p>
          </table:table-cell>
          <table:table-cell office:value-type="float" office:value="0.0000034" calcext:value-type="float">
            <text:p>3,40E-06</text:p>
          </table:table-cell>
          <table:table-cell table:formula="of:=[.B19]/([.B$40]/256)" office:value-type="float" office:value="153.6" calcext:value-type="float">
            <text:p>153,6</text:p>
          </table:table-cell>
          <table:table-cell table:formula="of:=([.D19]-ROUND([.D19];0))/[.D19]" office:value-type="percentage" office:value="-0.0026041666666667" calcext:value-type="percentage">
            <text:p>-0,26 %</text:p>
          </table:table-cell>
        </table:table-row>
        <table:table-row table:style-name="ro1">
          <table:table-cell office:value-type="float" office:value="0.0000056" calcext:value-type="float">
            <text:p>5,60E-06</text:p>
          </table:table-cell>
          <table:table-cell office:value-type="float" office:value="6.2" calcext:value-type="float">
            <text:p>6,2</text:p>
          </table:table-cell>
          <table:table-cell office:value-type="float" office:value="0.0000042" calcext:value-type="float">
            <text:p>4,20E-06</text:p>
          </table:table-cell>
          <table:table-cell table:formula="of:=[.B20]/([.B$40]/256)" office:value-type="float" office:value="158.72" calcext:value-type="float">
            <text:p>158,72</text:p>
          </table:table-cell>
          <table:table-cell table:formula="of:=([.D20]-ROUND([.D20];0))/[.D20]" office:value-type="percentage" office:value="-0.00176411290322581" calcext:value-type="percentage">
            <text:p>-0,18 %</text:p>
          </table:table-cell>
        </table:table-row>
        <table:table-row table:style-name="ro1">
          <table:table-cell office:value-type="float" office:value="0.0000069" calcext:value-type="float">
            <text:p>6,90E-06</text:p>
          </table:table-cell>
          <table:table-cell office:value-type="float" office:value="6.4" calcext:value-type="float">
            <text:p>6,4</text:p>
          </table:table-cell>
          <table:table-cell office:value-type="float" office:value="0.0000052" calcext:value-type="float">
            <text:p>5,20E-06</text:p>
          </table:table-cell>
          <table:table-cell table:formula="of:=[.B21]/([.B$40]/256)" office:value-type="float" office:value="163.84" calcext:value-type="float">
            <text:p>163,84</text:p>
          </table:table-cell>
          <table:table-cell table:formula="of:=([.D21]-ROUND([.D21];0))/[.D21]" office:value-type="percentage" office:value="-0.000976562499999979" calcext:value-type="percentage">
            <text:p>-0,10 %</text:p>
          </table:table-cell>
        </table:table-row>
        <table:table-row table:style-name="ro1">
          <table:table-cell office:value-type="float" office:value="0.0000084" calcext:value-type="float">
            <text:p>8,40E-06</text:p>
          </table:table-cell>
          <table:table-cell office:value-type="float" office:value="6.6" calcext:value-type="float">
            <text:p>6,6</text:p>
          </table:table-cell>
          <table:table-cell office:value-type="float" office:value="0.0000063" calcext:value-type="float">
            <text:p>6,30E-06</text:p>
          </table:table-cell>
          <table:table-cell table:formula="of:=[.B22]/([.B$40]/256)" office:value-type="float" office:value="168.96" calcext:value-type="float">
            <text:p>168,96</text:p>
          </table:table-cell>
          <table:table-cell table:formula="of:=([.D22]-ROUND([.D22];0))/[.D22]" office:value-type="percentage" office:value="-0.000236742424242545" calcext:value-type="percentage">
            <text:p>-0,02 %</text:p>
          </table:table-cell>
        </table:table-row>
        <table:table-row table:style-name="ro1">
          <table:table-cell office:value-type="float" office:value="0.00001" calcext:value-type="float">
            <text:p>1,00E-05</text:p>
          </table:table-cell>
          <table:table-cell office:value-type="float" office:value="6.8" calcext:value-type="float">
            <text:p>6,8</text:p>
          </table:table-cell>
          <table:table-cell office:value-type="float" office:value="0.0000075" calcext:value-type="float">
            <text:p>7,50E-06</text:p>
          </table:table-cell>
          <table:table-cell table:formula="of:=[.B23]/([.B$40]/256)" office:value-type="float" office:value="174.08" calcext:value-type="float">
            <text:p>174,08</text:p>
          </table:table-cell>
          <table:table-cell table:formula="of:=([.D23]-ROUND([.D23];0))/[.D23]" office:value-type="percentage" office:value="0.00045955882352932" calcext:value-type="percentage">
            <text:p>0,05 %</text:p>
          </table:table-cell>
        </table:table-row>
        <table:table-row table:style-name="ro1">
          <table:table-cell office:value-type="float" office:value="0.000012" calcext:value-type="float">
            <text:p>1,20E-05</text:p>
          </table:table-cell>
          <table:table-cell office:value-type="float" office:value="7" calcext:value-type="float">
            <text:p>7,0</text:p>
          </table:table-cell>
          <table:table-cell office:value-type="float" office:value="0.000009" calcext:value-type="float">
            <text:p>9,00E-06</text:p>
          </table:table-cell>
          <table:table-cell table:formula="of:=[.B24]/([.B$40]/256)" office:value-type="float" office:value="179.2" calcext:value-type="float">
            <text:p>179,2</text:p>
          </table:table-cell>
          <table:table-cell table:formula="of:=([.D24]-ROUND([.D24];0))/[.D24]" office:value-type="percentage" office:value="0.00111607142857137" calcext:value-type="percentage">
            <text:p>0,11 %</text:p>
          </table:table-cell>
        </table:table-row>
        <table:table-row table:style-name="ro1">
          <table:table-cell office:value-type="float" office:value="0.000014" calcext:value-type="float">
            <text:p>1,40E-05</text:p>
          </table:table-cell>
          <table:table-cell office:value-type="float" office:value="7.2" calcext:value-type="float">
            <text:p>7,2</text:p>
          </table:table-cell>
          <table:table-cell office:value-type="float" office:value="0.000011" calcext:value-type="float">
            <text:p>1,10E-05</text:p>
          </table:table-cell>
          <table:table-cell table:formula="of:=[.B25]/([.B$40]/256)" office:value-type="float" office:value="184.32" calcext:value-type="float">
            <text:p>184,32</text:p>
          </table:table-cell>
          <table:table-cell table:formula="of:=([.D25]-ROUND([.D25];0))/[.D25]" office:value-type="percentage" office:value="0.00173611111111107" calcext:value-type="percentage">
            <text:p>0,17 %</text:p>
          </table:table-cell>
        </table:table-row>
        <table:table-row table:style-name="ro1">
          <table:table-cell office:value-type="float" office:value="0.000017" calcext:value-type="float">
            <text:p>1,70E-05</text:p>
          </table:table-cell>
          <table:table-cell office:value-type="float" office:value="7.4" calcext:value-type="float">
            <text:p>7,4</text:p>
          </table:table-cell>
          <table:table-cell office:value-type="float" office:value="0.000013" calcext:value-type="float">
            <text:p>1,30E-05</text:p>
          </table:table-cell>
          <table:table-cell table:formula="of:=[.B26]/([.B$40]/256)" office:value-type="float" office:value="189.44" calcext:value-type="float">
            <text:p>189,44</text:p>
          </table:table-cell>
          <table:table-cell table:formula="of:=([.D26]-ROUND([.D26];0))/[.D26]" office:value-type="percentage" office:value="0.00232263513513512" calcext:value-type="percentage">
            <text:p>0,23 %</text:p>
          </table:table-cell>
        </table:table-row>
        <table:table-row table:style-name="ro1">
          <table:table-cell office:value-type="float" office:value="0.00002" calcext:value-type="float">
            <text:p>2,00E-05</text:p>
          </table:table-cell>
          <table:table-cell office:value-type="float" office:value="7.6" calcext:value-type="float">
            <text:p>7,6</text:p>
          </table:table-cell>
          <table:table-cell office:value-type="float" office:value="0.000015" calcext:value-type="float">
            <text:p>1,50E-05</text:p>
          </table:table-cell>
          <table:table-cell table:formula="of:=[.B27]/([.B$40]/256)" office:value-type="float" office:value="194.56" calcext:value-type="float">
            <text:p>194,56</text:p>
          </table:table-cell>
          <table:table-cell table:formula="of:=([.D27]-ROUND([.D27];0))/[.D27]" office:value-type="percentage" office:value="-0.00226151315789473" calcext:value-type="percentage">
            <text:p>-0,23 %</text:p>
          </table:table-cell>
        </table:table-row>
        <table:table-row table:style-name="ro1">
          <table:table-cell office:value-type="float" office:value="0.000024" calcext:value-type="float">
            <text:p>2,40E-05</text:p>
          </table:table-cell>
          <table:table-cell office:value-type="float" office:value="7.8" calcext:value-type="float">
            <text:p>7,8</text:p>
          </table:table-cell>
          <table:table-cell office:value-type="float" office:value="0.000018" calcext:value-type="float">
            <text:p>1,80E-05</text:p>
          </table:table-cell>
          <table:table-cell table:formula="of:=[.B28]/([.B$40]/256)" office:value-type="float" office:value="199.68" calcext:value-type="float">
            <text:p>199,68</text:p>
          </table:table-cell>
          <table:table-cell table:formula="of:=([.D28]-ROUND([.D28];0))/[.D28]" office:value-type="percentage" office:value="-0.00160256410256407" calcext:value-type="percentage">
            <text:p>-0,16 %</text:p>
          </table:table-cell>
        </table:table-row>
        <table:table-row table:style-name="ro1">
          <table:table-cell office:value-type="float" office:value="0.000029" calcext:value-type="float">
            <text:p>2,90E-05</text:p>
          </table:table-cell>
          <table:table-cell office:value-type="float" office:value="8" calcext:value-type="float">
            <text:p>8,0</text:p>
          </table:table-cell>
          <table:table-cell office:value-type="float" office:value="0.000022" calcext:value-type="float">
            <text:p>2,20E-05</text:p>
          </table:table-cell>
          <table:table-cell table:formula="of:=[.B29]/([.B$40]/256)" office:value-type="float" office:value="204.8" calcext:value-type="float">
            <text:p>204,8</text:p>
          </table:table-cell>
          <table:table-cell table:formula="of:=([.D29]-ROUND([.D29];0))/[.D29]" office:value-type="percentage" office:value="-0.000976562499999944" calcext:value-type="percentage">
            <text:p>-0,10 %</text:p>
          </table:table-cell>
        </table:table-row>
        <table:table-row table:style-name="ro1">
          <table:table-cell office:value-type="float" office:value="0.000035" calcext:value-type="float">
            <text:p>3,50E-05</text:p>
          </table:table-cell>
          <table:table-cell office:value-type="float" office:value="8.2" calcext:value-type="float">
            <text:p>8,2</text:p>
          </table:table-cell>
          <table:table-cell office:value-type="float" office:value="0.000026" calcext:value-type="float">
            <text:p>2,60E-05</text:p>
          </table:table-cell>
          <table:table-cell table:formula="of:=[.B30]/([.B$40]/256)" office:value-type="float" office:value="209.92" calcext:value-type="float">
            <text:p>209,92</text:p>
          </table:table-cell>
          <table:table-cell table:formula="of:=([.D30]-ROUND([.D30];0))/[.D30]" office:value-type="percentage" office:value="-0.000381097560975669" calcext:value-type="percentage">
            <text:p>-0,04 %</text:p>
          </table:table-cell>
        </table:table-row>
        <table:table-row table:style-name="ro1">
          <table:table-cell office:value-type="float" office:value="0.000043" calcext:value-type="float">
            <text:p>4,30E-05</text:p>
          </table:table-cell>
          <table:table-cell office:value-type="float" office:value="8.4" calcext:value-type="float">
            <text:p>8,4</text:p>
          </table:table-cell>
          <table:table-cell office:value-type="float" office:value="0.000032" calcext:value-type="float">
            <text:p>3,20E-05</text:p>
          </table:table-cell>
          <table:table-cell table:formula="of:=[.B31]/([.B$40]/256)" office:value-type="float" office:value="215.04" calcext:value-type="float">
            <text:p>215,04</text:p>
          </table:table-cell>
          <table:table-cell table:formula="of:=([.D31]-ROUND([.D31];0))/[.D31]" office:value-type="percentage" office:value="0.000186011904762" calcext:value-type="percentage">
            <text:p>0,02 %</text:p>
          </table:table-cell>
        </table:table-row>
        <table:table-row table:style-name="ro1">
          <table:table-cell office:value-type="float" office:value="0.000057" calcext:value-type="float">
            <text:p>5,70E-05</text:p>
          </table:table-cell>
          <table:table-cell office:value-type="float" office:value="8.6" calcext:value-type="float">
            <text:p>8,6</text:p>
          </table:table-cell>
          <table:table-cell office:value-type="float" office:value="0.000043" calcext:value-type="float">
            <text:p>4,30E-05</text:p>
          </table:table-cell>
          <table:table-cell table:formula="of:=[.B32]/([.B$40]/256)" office:value-type="float" office:value="220.16" calcext:value-type="float">
            <text:p>220,16</text:p>
          </table:table-cell>
          <table:table-cell table:formula="of:=([.D32]-ROUND([.D32];0))/[.D32]" office:value-type="percentage" office:value="0.000726744186046496" calcext:value-type="percentage">
            <text:p>0,07 %</text:p>
          </table:table-cell>
        </table:table-row>
        <table:table-row table:style-name="ro1">
          <table:table-cell office:value-type="float" office:value="0.000079" calcext:value-type="float">
            <text:p>7,90E-05</text:p>
          </table:table-cell>
          <table:table-cell office:value-type="float" office:value="8.8" calcext:value-type="float">
            <text:p>8,8</text:p>
          </table:table-cell>
          <table:table-cell office:value-type="float" office:value="0.000059" calcext:value-type="float">
            <text:p>5,90E-05</text:p>
          </table:table-cell>
          <table:table-cell table:formula="of:=[.B33]/([.B$40]/256)" office:value-type="float" office:value="225.28" calcext:value-type="float">
            <text:p>225,28</text:p>
          </table:table-cell>
          <table:table-cell table:formula="of:=([.D33]-ROUND([.D33];0))/[.D33]" office:value-type="percentage" office:value="0.00124289772727286" calcext:value-type="percentage">
            <text:p>0,12 %</text:p>
          </table:table-cell>
        </table:table-row>
        <table:table-row table:style-name="ro1">
          <table:table-cell office:value-type="float" office:value="0.00012" calcext:value-type="float">
            <text:p>1,20E-04</text:p>
          </table:table-cell>
          <table:table-cell office:value-type="float" office:value="9" calcext:value-type="float">
            <text:p>9,0</text:p>
          </table:table-cell>
          <table:table-cell office:value-type="float" office:value="0.00009" calcext:value-type="float">
            <text:p>9,00E-05</text:p>
          </table:table-cell>
          <table:table-cell table:formula="of:=[.B34]/([.B$40]/256)" office:value-type="float" office:value="230.4" calcext:value-type="float">
            <text:p>230,4</text:p>
          </table:table-cell>
          <table:table-cell table:formula="of:=([.D34]-ROUND([.D34];0))/[.D34]" office:value-type="percentage" office:value="0.00173611111111114" calcext:value-type="percentage">
            <text:p>0,17 %</text:p>
          </table:table-cell>
        </table:table-row>
        <table:table-row table:style-name="ro1">
          <table:table-cell office:value-type="float" office:value="0.00019" calcext:value-type="float">
            <text:p>1,90E-04</text:p>
          </table:table-cell>
          <table:table-cell office:value-type="float" office:value="9.2" calcext:value-type="float">
            <text:p>9,2</text:p>
          </table:table-cell>
          <table:table-cell office:value-type="float" office:value="0.00014" calcext:value-type="float">
            <text:p>1,40E-04</text:p>
          </table:table-cell>
          <table:table-cell table:formula="of:=[.B35]/([.B$40]/256)" office:value-type="float" office:value="235.52" calcext:value-type="float">
            <text:p>235,52</text:p>
          </table:table-cell>
          <table:table-cell table:formula="of:=([.D35]-ROUND([.D35];0))/[.D35]" office:value-type="percentage" office:value="-0.00203804347826095" calcext:value-type="percentage">
            <text:p>-0,20 %</text:p>
          </table:table-cell>
        </table:table-row>
        <table:table-row table:style-name="ro1">
          <table:table-cell office:value-type="float" office:value="0.00033" calcext:value-type="float">
            <text:p>3,30E-04</text:p>
          </table:table-cell>
          <table:table-cell office:value-type="float" office:value="9.4" calcext:value-type="float">
            <text:p>9,4</text:p>
          </table:table-cell>
          <table:table-cell office:value-type="float" office:value="0.00025" calcext:value-type="float">
            <text:p>2,50E-04</text:p>
          </table:table-cell>
          <table:table-cell table:formula="of:=[.B36]/([.B$40]/256)" office:value-type="float" office:value="240.64" calcext:value-type="float">
            <text:p>240,64</text:p>
          </table:table-cell>
          <table:table-cell table:formula="of:=([.D36]-ROUND([.D36];0))/[.D36]" office:value-type="percentage" office:value="-0.00149601063829781" calcext:value-type="percentage">
            <text:p>-0,15 %</text:p>
          </table:table-cell>
        </table:table-row>
        <table:table-row table:style-name="ro1">
          <table:table-cell office:value-type="float" office:value="0.00067" calcext:value-type="float">
            <text:p>6,70E-04</text:p>
          </table:table-cell>
          <table:table-cell office:value-type="float" office:value="9.6" calcext:value-type="float">
            <text:p>9,6</text:p>
          </table:table-cell>
          <table:table-cell office:value-type="float" office:value="0.0005" calcext:value-type="float">
            <text:p>5,00E-04</text:p>
          </table:table-cell>
          <table:table-cell table:formula="of:=[.B37]/([.B$40]/256)" office:value-type="float" office:value="245.76" calcext:value-type="float">
            <text:p>245,76</text:p>
          </table:table-cell>
          <table:table-cell table:formula="of:=([.D37]-ROUND([.D37];0))/[.D37]" office:value-type="percentage" office:value="-0.000976562500000037" calcext:value-type="percentage">
            <text:p>-0,10 %</text:p>
          </table:table-cell>
        </table:table-row>
        <table:table-row table:style-name="ro1">
          <table:table-cell office:value-type="float" office:value="0.0017" calcext:value-type="float">
            <text:p>1,70E-03</text:p>
          </table:table-cell>
          <table:table-cell office:value-type="float" office:value="9.8" calcext:value-type="float">
            <text:p>9,8</text:p>
          </table:table-cell>
          <table:table-cell office:value-type="float" office:value="0.0013" calcext:value-type="float">
            <text:p>1,30E-03</text:p>
          </table:table-cell>
          <table:table-cell table:formula="of:=[.B38]/([.B$40]/256)" office:value-type="float" office:value="250.88" calcext:value-type="float">
            <text:p>250,88</text:p>
          </table:table-cell>
          <table:table-cell table:formula="of:=([.D38]-ROUND([.D38];0))/[.D38]" office:value-type="percentage" office:value="-0.000478316326530517" calcext:value-type="percentage">
            <text:p>-0,05 %</text:p>
          </table:table-cell>
        </table:table-row>
        <table:table-row table:style-name="ro1">
          <table:table-cell office:value-type="float" office:value="0.0036" calcext:value-type="float">
            <text:p>3,60E-03</text:p>
          </table:table-cell>
          <table:table-cell office:value-type="float" office:value="9.9" calcext:value-type="float">
            <text:p>9,9</text:p>
          </table:table-cell>
          <table:table-cell office:value-type="float" office:value="0.0027" calcext:value-type="float">
            <text:p>2,70E-03</text:p>
          </table:table-cell>
          <table:table-cell table:formula="of:=[.B39]/([.B$40]/256)" office:value-type="float" office:value="253.44" calcext:value-type="float">
            <text:p>253,44</text:p>
          </table:table-cell>
          <table:table-cell table:formula="of:=([.D39]-ROUND([.D39];0))/[.D39]" office:value-type="percentage" office:value="0.0017361111111111" calcext:value-type="percentage">
            <text:p>0,17 %</text:p>
          </table:table-cell>
        </table:table-row>
        <table:table-row table:style-name="ro1">
          <table:table-cell office:value-type="float" office:value="0.01" calcext:value-type="float">
            <text:p>1,00E-02</text:p>
          </table:table-cell>
          <table:table-cell office:value-type="float" office:value="10" calcext:value-type="float">
            <text:p>10,0</text:p>
          </table:table-cell>
          <table:table-cell office:value-type="float" office:value="0.0075" calcext:value-type="float">
            <text:p>7,50E-03</text:p>
          </table:table-cell>
          <table:table-cell table:formula="of:=[.B40]/([.B$40]/256)" office:value-type="float" office:value="256" calcext:value-type="float">
            <text:p>256</text:p>
          </table:table-cell>
          <table:table-cell table:formula="of:=([.D40]-ROUND([.D40];0))/[.D40]" office:value-type="percentage" office:value="0" calcext:value-type="percentage">
            <text:p>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Palm</meta:initial-creator>
    <meta:creation-date>2023-01-01T23:10:18.437000000</meta:creation-date>
    <dc:date>2023-02-02T11:57:49.795856903</dc:date>
    <meta:editing-duration>PT4H21M2S</meta:editing-duration>
    <meta:editing-cycles>80</meta:editing-cycles>
    <meta:generator>LibreOffice/7.3.7.2$Linux_X86_64 LibreOffice_project/30$Build-2</meta:generator>
    <meta:document-statistic meta:table-count="3" meta:cell-count="69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91cm" xlink:href=".." xlink:type="simple" chart:class="chart:scatter" chart:column-mapping="1 0" chart:style-name="ch1">
        <chart:legend chart:legend-position="end" svg:x="11.517cm" svg:y="3.947cm" style:legend-expansion="high" chart:style-name="ch2"/>
        <chart:plot-area chart:style-name="ch3" table:cell-range-address="'AIM Messkurve'.A2:'AIM Messkurve'.B40" svg:x="0.32cm" svg:y="0.179cm" svg:width="10.877cm" svg:height="8.633cm">
          <chart:coordinate-region svg:x="1.947cm" svg:y="0.379cm" svg:width="8.918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IM Messkurve'.A2:'AIM Messkurve'.A40" chart:class="chart:scatter">
            <chart:domain table:cell-range-address="'AIM Messkurve'.B2:'AIM Messkurve'.B40"/>
            <chart:regression-curve chart:style-name="ch8">
              <chart:equation chart:display-equation="true" chart:display-r-square="true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IM Messkurve'.B2:'AIM Messkurve'.B40</svg:desc>
                </draw:g>
              </table:table-cell>
              <table:table-cell office:value-type="float" office:value="0.00000001">
                <text:p>0.00000001</text:p>
                <draw:g>
                  <svg:desc>'AIM Messkurve'.A2:'AIM Messkurve'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024">
                <text:p>0.000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58">
                <text:p>0.000000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000000081">
                <text:p>0.0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0.00000011">
                <text:p>0.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00000054">
                <text:p>0.00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0.00000073">
                <text:p>0.0000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00000098">
                <text:p>0.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">
                <text:p>6.6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">
                <text:p>7.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">
                <text:p>7.4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">
                <text:p>7.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">
                <text:p>7.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">
                <text:p>8.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4">
                <text:p>8.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">
                <text:p>8.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">
                <text:p>8.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2">
                <text:p>9.2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4">
                <text:p>9.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6">
                <text:p>9.6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">
                <text:p>9.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9">
                <text:p>9.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5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scatter" chart:column-mapping="1 0" chart:style-name="ch1">
        <chart:legend chart:legend-position="end" svg:x="11.496cm" svg:y="3.947cm" style:legend-expansion="high" chart:style-name="ch2"/>
        <chart:plot-area chart:style-name="ch3" table:cell-range-address="'AIM Messkurve'.A2:'AIM Messkurve'.B24" svg:x="0.319cm" svg:y="0.179cm" svg:width="10.858cm" svg:height="8.633cm">
          <chart:coordinate-region svg:x="1.946cm" svg:y="0.378cm" svg:width="8.991cm" svg:height="7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IM Messkurve'.A2:'AIM Messkurve'.A24" chart:class="chart:scatter">
            <chart:domain table:cell-range-address="'AIM Messkurve'.B2:'AIM Messkurve'.B24"/>
            <chart:regression-curve chart:style-name="ch8">
              <chart:equation chart:display-equation="true" chart:display-r-square="true"/>
            </chart:regression-curve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IM Messkurve'.B2:'AIM Messkurve'.B24</svg:desc>
                </draw:g>
              </table:table-cell>
              <table:table-cell office:value-type="float" office:value="0.00000001">
                <text:p>0.00000001</text:p>
                <draw:g>
                  <svg:desc>'AIM Messkurve'.A2:'AIM Messkurve'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024">
                <text:p>0.000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58">
                <text:p>0.000000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000000081">
                <text:p>0.0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0.00000011">
                <text:p>0.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00000054">
                <text:p>0.00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0.00000073">
                <text:p>0.0000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00000098">
                <text:p>0.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">
                <text:p>6.6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